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graphics"/>
  <manifest:file-entry manifest:full-path="Configurations2/" manifest:media-type="application/vnd.sun.xml.ui.configuration"/>
  <manifest:file-entry manifest:full-path="styles.xml" manifest:media-type="text/xml"/>
  <manifest:file-entry manifest:full-path="content.xml" manifest:media-type="text/xml"/>
  <manifest:file-entry manifest:full-path="Thumbnails/thumbnail.png" manifest:media-type="image/png"/>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IBM Plex Mono" svg:font-family="'IBM Plex Mono'"/>
    <style:font-face style:name="IBMPlexMono" svg:font-family="IBMPlexMono"/>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style style:name="gr1" style:family="graphic" style:parent-style-name="standard">
      <style:graphic-properties draw:stroke="none" draw:fill="none" draw:textarea-horizontal-align="left" draw:textarea-vertical-align="top" draw:auto-grow-height="true" draw:auto-grow-width="true" fo:min-height="0.388cm" fo:min-width="0.388cm" fo:padding-top="0cm" fo:padding-bottom="0cm" fo:padding-left="0cm" fo:padding-right="0cm" loext:decorative="false"/>
      <style:paragraph-properties style:writing-mode="lr-tb"/>
    </style:style>
    <style:style style:name="gr2" style:family="graphic" style:parent-style-name="standard">
      <style:graphic-properties draw:stroke="none" draw:fill="solid" draw:fill-color="#000000" loext:decorative="false"/>
    </style:style>
    <style:style style:name="gr3" style:family="graphic" style:parent-style-name="standard">
      <style:graphic-properties draw:stroke="none" draw:fill="none" draw:fill-color="#ffffff" fo:min-height="22.25cm" loext:decorative="false"/>
      <style:paragraph-properties style:writing-mode="lr-tb"/>
    </style:style>
    <style:style style:name="P1" style:family="paragraph">
      <style:paragraph-properties fo:text-align="start" style:writing-mode="lr-tb"/>
    </style:style>
    <style:style style:name="P2" style:family="paragraph">
      <loext:graphic-properties draw:fill="none"/>
      <style:text-properties fo:font-size="11.1000003814697pt" style:font-size-asian="11.1000003814697pt" style:font-size-complex="11.1000003814697pt"/>
    </style:style>
    <style:style style:name="P3" style:family="paragraph">
      <loext:graphic-properties draw:fill="solid" draw:fill-color="#000000"/>
    </style:style>
    <style:style style:name="P4" style:family="paragraph">
      <style:paragraph-properties fo:margin-top="0.42cm" fo:margin-bottom="0.35cm"/>
      <style:text-properties fo:font-size="10pt" style:font-size-asian="10pt" style:font-size-complex="10pt"/>
    </style:style>
    <style:style style:name="P5" style:family="paragraph">
      <style:paragraph-properties fo:margin-top="0.42cm" fo:margin-bottom="0.35cm" fo:text-align="start"/>
      <style:text-properties fo:font-size="10pt" style:font-size-asian="10pt" style:font-size-complex="10pt"/>
    </style:style>
    <style:style style:name="P6" style:family="paragraph">
      <loext:graphic-properties draw:fill="none" draw:fill-color="#ffffff"/>
      <style:paragraph-properties fo:margin-top="0.42cm" fo:margin-bottom="0.35cm"/>
      <style:text-properties fo:font-size="10pt" style:font-size-asian="10pt" style:font-size-complex="10pt"/>
    </style:style>
    <style:style style:name="T1" style:family="text">
      <style:text-properties fo:color="#000000" loext:opacity="100%" style:font-name="IBMPlexMono" fo:font-size="11.1000003814697pt" fo:font-weight="normal" style:font-name-asian="IBMPlexMono" style:font-size-asian="11.1000003814697pt" style:font-weight-asian="normal" style:font-name-complex="IBMPlexMono" style:font-size-complex="11.1000003814697pt" style:font-weight-complex="normal"/>
    </style:style>
    <style:style style:name="T2" style:family="text">
      <style:text-properties fo:color="#000000" loext:opacity="100%" style:font-name="IBM Plex Mono" fo:font-size="11.1000003814697pt" fo:font-weight="normal" style:font-name-asian="IBM Plex Mono" style:font-size-asian="11.1000003814697pt" style:font-weight-asian="normal" style:font-name-complex="IBM Plex Mono" style:font-size-complex="11.1000003814697pt" style:font-weight-complex="normal"/>
    </style:style>
    <style:style style:name="T3" style:family="text">
      <style:text-properties fo:color="#000000" loext:opacity="100%" style:font-name="IBMPlexMono" fo:font-size="11.1000003814697pt" fo:font-weight="bold" style:font-name-asian="IBMPlexMono" style:font-size-asian="11.1000003814697pt" style:font-weight-asian="bold" style:font-name-complex="IBMPlexMono" style:font-size-complex="11.1000003814697pt" style:font-weight-complex="bold"/>
    </style:style>
    <style:style style:name="T4" style:family="text">
      <style:text-properties fo:color="#000000" loext:opacity="100%" style:font-name="IBM Plex Mono" fo:font-size="11.1000003814697pt" fo:font-weight="bold" style:font-name-asian="IBM Plex Mono" style:font-size-asian="11.1000003814697pt" style:font-weight-asian="bold" style:font-name-complex="IBM Plex Mono" style:font-size-complex="11.1000003814697pt" style:font-weight-complex="bold"/>
    </style:style>
    <style:style style:name="T5" style:family="text">
      <style:text-properties fo:color="#000000" loext:opacity="100%" style:font-name="IBM Plex Mono" fo:font-size="11.1000003814697pt" fo:font-style="italic" fo:font-weight="normal" style:font-name-asian="IBM Plex Mono" style:font-size-asian="11.1000003814697pt" style:font-style-asian="italic" style:font-weight-asian="normal" style:font-name-complex="IBM Plex Mono" style:font-size-complex="11.1000003814697pt" style:font-style-complex="italic" style:font-weight-complex="normal"/>
    </style:style>
    <text:list-style style:name="L1">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body>
    <office:drawing>
      <draw:page draw:name="page1" draw:style-name="dp1" draw:master-page-name="master-page3">
        <draw:frame draw:style-name="gr1" draw:text-style-name="P2" draw:layer="layout" svg:width="7.711cm" svg:height="0.446cm" svg:x="2.74cm" svg:y="2.631cm">
          <draw:text-box>
            <text:p text:style-name="P1"><text:span text:style-name="T1">Siber Güvenlik Terimleri Sözlüğü </text:span></text:p>
          </draw:text-box>
        </draw:frame>
        <draw:polygon draw:style-name="gr2" draw:text-style-name="P3" draw:layer="layout" svg:width="0.017cm" svg:height="0.017cm" svg:x="2.54cm" svg:y="2.54cm" svg:viewBox="0 0 18 18" draw:points="0,18 18,18 18,0 0,0">
          <text:p/>
        </draw:polygon>
        <draw:polygon draw:style-name="gr2" draw:text-style-name="P3" draw:layer="layout" svg:width="0.017cm" svg:height="0.017cm" svg:x="2.54cm" svg:y="2.54cm" svg:viewBox="0 0 18 18" draw:points="0,18 18,18 18,0 0,0">
          <text:p/>
        </draw:polygon>
        <draw:polygon draw:style-name="gr2" draw:text-style-name="P3" draw:layer="layout" svg:width="16.648cm" svg:height="0.017cm" svg:x="2.557cm" svg:y="2.54cm" svg:viewBox="0 0 16649 18" draw:points="0,18 16649,18 16649,0 0,0">
          <text:p/>
        </draw:polygon>
        <draw:polygon draw:style-name="gr2" draw:text-style-name="P3" draw:layer="layout" svg:width="0.017cm" svg:height="0.017cm" svg:x="19.205cm" svg:y="2.54cm" svg:viewBox="0 0 18 18" draw:points="0,18 18,18 18,0 0,0">
          <text:p/>
        </draw:polygon>
        <draw:polygon draw:style-name="gr2" draw:text-style-name="P3" draw:layer="layout" svg:width="0.017cm" svg:height="0.017cm" svg:x="19.205cm" svg:y="2.54cm" svg:viewBox="0 0 18 18" draw:points="0,18 18,18 18,0 0,0">
          <text:p/>
        </draw:polygon>
        <draw:polygon draw:style-name="gr2" draw:text-style-name="P3" draw:layer="layout" svg:width="0.017cm" svg:height="1.009cm" svg:x="2.54cm" svg:y="2.556cm" svg:viewBox="0 0 18 1010" draw:points="0,1010 18,1010 18,0 0,0">
          <text:p/>
        </draw:polygon>
        <draw:polygon draw:style-name="gr2" draw:text-style-name="P3" draw:layer="layout" svg:width="0.017cm" svg:height="1.009cm" svg:x="19.205cm" svg:y="2.556cm" svg:viewBox="0 0 18 1010" draw:points="0,1010 18,1010 18,0 0,0">
          <text:p/>
        </draw:polygon>
        <draw:frame draw:style-name="gr1" draw:text-style-name="P2" draw:layer="layout" svg:width="15.894cm" svg:height="0.446cm" svg:x="2.74cm" svg:y="3.135cm">
          <draw:text-box>
            <text:p text:style-name="P1"><text:span text:style-name="T2">Bu sözlük, siber güvenlikle ilgili olarak seçilen terimleri içerir. </text:span></text:p>
          </draw:text-box>
        </draw:frame>
        <draw:frame draw:style-name="gr1" draw:text-style-name="P2" draw:layer="layout" svg:width="15.424cm" svg:height="0.446cm" svg:x="2.74cm" svg:y="3.66cm">
          <draw:text-box>
            <text:p text:style-name="P1"><text:span text:style-name="T3">Gelişmiş Sürekli Tehdit (APT)</text:span><text:span text:style-name="T1">: Çok sayıda aşamadan oluşan ve uzun </text:span></text:p>
          </draw:text-box>
        </draw:frame>
        <draw:frame draw:style-name="gr1" draw:text-style-name="P2" draw:layer="layout" svg:width="13.79cm" svg:height="0.446cm" svg:x="2.74cm" svg:y="4.164cm">
          <draw:text-box>
            <text:p text:style-name="P1"><text:span text:style-name="T1">süreli bir ağ saldırısıdır ve bu saldırı türünde, yetkisiz </text:span></text:p>
          </draw:text-box>
        </draw:frame>
        <draw:polygon draw:style-name="gr2" draw:text-style-name="P3" draw:layer="layout" svg:width="0.017cm" svg:height="0.017cm" svg:x="2.54cm" svg:y="3.565cm" svg:viewBox="0 0 18 18" draw:points="0,18 18,18 18,0 0,0">
          <text:p/>
        </draw:polygon>
        <draw:polygon draw:style-name="gr2" draw:text-style-name="P3" draw:layer="layout" svg:width="16.648cm" svg:height="0.017cm" svg:x="2.557cm" svg:y="3.565cm" svg:viewBox="0 0 16649 18" draw:points="0,18 16649,18 16649,0 0,0">
          <text:p/>
        </draw:polygon>
        <draw:polygon draw:style-name="gr2" draw:text-style-name="P3" draw:layer="layout" svg:width="0.017cm" svg:height="0.017cm" svg:x="19.205cm" svg:y="3.565cm" svg:viewBox="0 0 18 18" draw:points="0,18 18,18 18,0 0,0">
          <text:p/>
        </draw:polygon>
        <draw:polygon draw:style-name="gr2" draw:text-style-name="P3" draw:layer="layout" svg:width="0.017cm" svg:height="1.515cm" svg:x="2.54cm" svg:y="3.582cm" svg:viewBox="0 0 18 1516" draw:points="0,1516 18,1516 18,0 0,0">
          <text:p/>
        </draw:polygon>
        <draw:polygon draw:style-name="gr2" draw:text-style-name="P3" draw:layer="layout" svg:width="0.017cm" svg:height="1.515cm" svg:x="19.205cm" svg:y="3.582cm" svg:viewBox="0 0 18 1516" draw:points="0,1516 18,1516 18,0 0,0">
          <text:p/>
        </draw:polygon>
        <draw:frame draw:style-name="gr1" draw:text-style-name="P2" draw:layer="layout" svg:width="15.191cm" svg:height="0.446cm" svg:x="2.74cm" svg:y="4.667cm">
          <draw:text-box>
            <text:p text:style-name="P1"><text:span text:style-name="T1">kullanıcılar değerli kurumsal verilere erişir ve bunları toplar. </text:span></text:p>
          </draw:text-box>
        </draw:frame>
        <draw:frame draw:style-name="gr1" draw:text-style-name="P2" draw:layer="layout" svg:width="14.252cm" svg:height="0.446cm" svg:x="2.74cm" svg:y="5.188cm">
          <draw:text-box>
            <text:p text:style-name="P1"><text:span text:style-name="T3">Kimlik Doğrulaması</text:span><text:span text:style-name="T1">: Bir bilgisayar sisteminin kullanıcısının </text:span></text:p>
          </draw:text-box>
        </draw:frame>
        <draw:frame draw:style-name="gr1" draw:text-style-name="P2" draw:layer="layout" svg:width="15.424cm" svg:height="0.446cm" svg:x="2.74cm" svg:y="5.692cm">
          <draw:text-box>
            <text:p text:style-name="P1"><text:span text:style-name="T1">gerçekten olduğunu iddia ettiği kişi olduğunun kanıtını sunan bir </text:span></text:p>
          </draw:text-box>
        </draw:frame>
        <draw:polygon draw:style-name="gr2" draw:text-style-name="P3" draw:layer="layout" svg:width="0.017cm" svg:height="0.017cm" svg:x="2.54cm" svg:y="5.097cm" svg:viewBox="0 0 18 18" draw:points="0,18 18,18 18,0 0,0">
          <text:p/>
        </draw:polygon>
        <draw:polygon draw:style-name="gr2" draw:text-style-name="P3" draw:layer="layout" svg:width="16.648cm" svg:height="0.017cm" svg:x="2.557cm" svg:y="5.097cm" svg:viewBox="0 0 16649 18" draw:points="0,18 16649,18 16649,0 0,0">
          <text:p/>
        </draw:polygon>
        <draw:polygon draw:style-name="gr2" draw:text-style-name="P3" draw:layer="layout" svg:width="0.017cm" svg:height="0.017cm" svg:x="19.205cm" svg:y="5.097cm" svg:viewBox="0 0 18 18" draw:points="0,18 18,18 18,0 0,0">
          <text:p/>
        </draw:polygon>
        <draw:polygon draw:style-name="gr2" draw:text-style-name="P3" draw:layer="layout" svg:width="0.017cm" svg:height="1.516cm" svg:x="2.54cm" svg:y="5.114cm" svg:viewBox="0 0 18 1517" draw:points="0,1517 18,1517 18,0 0,0">
          <text:p/>
        </draw:polygon>
        <draw:polygon draw:style-name="gr2" draw:text-style-name="P3" draw:layer="layout" svg:width="0.017cm" svg:height="1.516cm" svg:x="19.205cm" svg:y="5.114cm" svg:viewBox="0 0 18 1517" draw:points="0,1517 18,1517 18,0 0,0">
          <text:p/>
        </draw:polygon>
        <draw:frame draw:style-name="gr1" draw:text-style-name="P2" draw:layer="layout" svg:width="4.908cm" svg:height="0.446cm" svg:x="2.74cm" svg:y="6.2cm">
          <draw:text-box>
            <text:p text:style-name="P1"><text:span text:style-name="T2">güvenlik hizmetidir. </text:span></text:p>
          </draw:text-box>
        </draw:frame>
        <draw:frame draw:style-name="gr1" draw:text-style-name="P2" draw:layer="layout" svg:width="14.722cm" svg:height="0.446cm" svg:x="2.74cm" svg:y="6.721cm">
          <draw:text-box>
            <text:p text:style-name="P1"><text:span text:style-name="T4">Yedekleme</text:span><text:span text:style-name="T1">: Bir bilgisayarın ele geçirilmesi halinde tüm önemli </text:span></text:p>
          </draw:text-box>
        </draw:frame>
        <draw:frame draw:style-name="gr1" draw:text-style-name="P2" draw:layer="layout" svg:width="15.424cm" svg:height="0.446cm" svg:x="2.74cm" svg:y="7.224cm">
          <draw:text-box>
            <text:p text:style-name="P1"><text:span text:style-name="T1">verilerin kaybolmasının önlenmesi için verilerin güvenli bir uzak </text:span></text:p>
          </draw:text-box>
        </draw:frame>
        <draw:polygon draw:style-name="gr2" draw:text-style-name="P3" draw:layer="layout" svg:width="0.017cm" svg:height="0.017cm" svg:x="2.54cm" svg:y="6.63cm" svg:viewBox="0 0 18 18" draw:points="0,18 18,18 18,0 0,0">
          <text:p/>
        </draw:polygon>
        <draw:polygon draw:style-name="gr2" draw:text-style-name="P3" draw:layer="layout" svg:width="16.648cm" svg:height="0.017cm" svg:x="2.557cm" svg:y="6.63cm" svg:viewBox="0 0 16649 18" draw:points="0,18 16649,18 16649,0 0,0">
          <text:p/>
        </draw:polygon>
        <draw:polygon draw:style-name="gr2" draw:text-style-name="P3" draw:layer="layout" svg:width="0.017cm" svg:height="0.017cm" svg:x="19.205cm" svg:y="6.63cm" svg:viewBox="0 0 18 18" draw:points="0,18 18,18 18,0 0,0">
          <text:p/>
        </draw:polygon>
        <draw:polygon draw:style-name="gr2" draw:text-style-name="P3" draw:layer="layout" svg:width="0.017cm" svg:height="1.511cm" svg:x="2.54cm" svg:y="6.647cm" svg:viewBox="0 0 18 1512" draw:points="0,1512 18,1512 18,0 0,0">
          <text:p/>
        </draw:polygon>
        <draw:polygon draw:style-name="gr2" draw:text-style-name="P3" draw:layer="layout" svg:width="0.017cm" svg:height="1.511cm" svg:x="19.205cm" svg:y="6.647cm" svg:viewBox="0 0 18 1512" draw:points="0,1512 18,1512 18,0 0,0">
          <text:p/>
        </draw:polygon>
        <draw:frame draw:style-name="gr1" draw:text-style-name="P2" draw:layer="layout" svg:width="7.012cm" svg:height="0.446cm" svg:x="2.74cm" svg:y="7.728cm">
          <draw:text-box>
            <text:p text:style-name="P1"><text:span text:style-name="T1">konumda depolanmasını sağlar. </text:span></text:p>
          </draw:text-box>
        </draw:frame>
        <draw:frame draw:style-name="gr1" draw:text-style-name="P2" draw:layer="layout" svg:width="16.127cm" svg:height="0.446cm" svg:x="2.74cm" svg:y="8.253cm">
          <draw:text-box>
            <text:p text:style-name="P1"><text:span text:style-name="T4">Botnet</text:span><text:span text:style-name="T1">: Potansiyel olarak dünyanın herhangi bir yerinde bulunan, bir </text:span></text:p>
          </draw:text-box>
        </draw:frame>
        <draw:frame draw:style-name="gr1" draw:text-style-name="P2" draw:layer="layout" svg:width="15.661cm" svg:height="0.446cm" svg:x="2.74cm" svg:y="8.758cm">
          <draw:text-box>
            <text:p text:style-name="P1"><text:span text:style-name="T1">kötü amaçlı yazılım parçasının bulaşmış olduğu bir grup bilgisayar </text:span></text:p>
          </draw:text-box>
        </draw:frame>
        <draw:frame draw:style-name="gr1" draw:text-style-name="P2" draw:layer="layout" svg:width="16.36cm" svg:height="0.446cm" svg:x="2.74cm" svg:y="9.262cm">
          <draw:text-box>
            <text:p text:style-name="P1"><text:span text:style-name="T1">sistemidir. Yazılım, bulaştığı bilgisayarların bir bilgisayar korsanı </text:span></text:p>
          </draw:text-box>
        </draw:frame>
        <draw:frame draw:style-name="gr1" draw:text-style-name="P2" draw:layer="layout" svg:width="15.191cm" svg:height="0.446cm" svg:x="2.74cm" svg:y="9.765cm">
          <draw:text-box>
            <text:p text:style-name="P1"><text:span text:style-name="T1">tarafından bir ağ haline getirilmesine olanak sağlar. Bilgisayar </text:span></text:p>
          </draw:text-box>
        </draw:frame>
        <draw:frame draw:style-name="gr1" draw:text-style-name="P2" draw:layer="layout" svg:width="16.127cm" svg:height="0.446cm" svg:x="2.74cm" svg:y="10.269cm">
          <draw:text-box>
            <text:p text:style-name="P1"><text:span text:style-name="T1">korsanı, ağ üzerindeki tüm botların tam kontrolünü elde eder ve kötü </text:span></text:p>
          </draw:text-box>
        </draw:frame>
        <draw:polygon draw:style-name="gr2" draw:text-style-name="P3" draw:layer="layout" svg:width="0.017cm" svg:height="0.017cm" svg:x="2.54cm" svg:y="8.158cm" svg:viewBox="0 0 18 18" draw:points="0,18 18,18 18,0 0,0">
          <text:p/>
        </draw:polygon>
        <draw:polygon draw:style-name="gr2" draw:text-style-name="P3" draw:layer="layout" svg:width="16.648cm" svg:height="0.017cm" svg:x="2.557cm" svg:y="8.158cm" svg:viewBox="0 0 16649 18" draw:points="0,18 16649,18 16649,0 0,0">
          <text:p/>
        </draw:polygon>
        <draw:polygon draw:style-name="gr2" draw:text-style-name="P3" draw:layer="layout" svg:width="0.017cm" svg:height="0.017cm" svg:x="19.205cm" svg:y="8.158cm" svg:viewBox="0 0 18 18" draw:points="0,18 18,18 18,0 0,0">
          <text:p/>
        </draw:polygon>
        <draw:polygon draw:style-name="gr2" draw:text-style-name="P3" draw:layer="layout" svg:width="0.017cm" svg:height="3.032cm" svg:x="2.54cm" svg:y="8.175cm" svg:viewBox="0 0 18 3033" draw:points="0,3033 18,3033 18,0 0,0">
          <text:p/>
        </draw:polygon>
        <draw:polygon draw:style-name="gr2" draw:text-style-name="P3" draw:layer="layout" svg:width="0.017cm" svg:height="3.032cm" svg:x="19.205cm" svg:y="8.175cm" svg:viewBox="0 0 18 3033" draw:points="0,3033 18,3033 18,0 0,0">
          <text:p/>
        </draw:polygon>
        <draw:frame draw:style-name="gr1" draw:text-style-name="P2" draw:layer="layout" svg:width="8.879cm" svg:height="0.446cm" svg:x="2.74cm" svg:y="10.773cm">
          <draw:text-box>
            <text:p text:style-name="P1"><text:span text:style-name="T1">amaçlı görevleri yerine getirebilir. <text:s/></text:span></text:p>
          </draw:text-box>
        </draw:frame>
        <draw:frame draw:style-name="gr1" draw:text-style-name="P2" draw:layer="layout" svg:width="15.656cm" svg:height="0.446cm" svg:x="2.74cm" svg:y="11.298cm">
          <draw:text-box>
            <text:p text:style-name="P1"><text:span text:style-name="T3">İhlal</text:span><text:span text:style-name="T1">: Yetkisiz bir kullanıcının ya da yetkisiz erişen bir kişinin </text:span></text:p>
          </draw:text-box>
        </draw:frame>
        <draw:frame draw:style-name="gr1" draw:text-style-name="P2" draw:layer="layout" svg:width="16.122cm" svg:height="0.446cm" svg:x="2.74cm" svg:y="11.802cm">
          <draw:text-box>
            <text:p text:style-name="P1"><text:span text:style-name="T2">(bilgisayar </text:span><text:span text:style-name="T1">korsanı) bir bilgisayardaki ya da aygıttaki bir güvenlik </text:span></text:p>
          </draw:text-box>
        </draw:frame>
        <draw:frame draw:style-name="gr1" draw:text-style-name="P2" draw:layer="layout" svg:width="16.127cm" svg:height="0.446cm" svg:x="2.74cm" svg:y="12.305cm">
          <draw:text-box>
            <text:p text:style-name="P1"><text:span text:style-name="T1">açığını başarıyla istismar ettiği ve dosyaları ile ağına erişim elde </text:span></text:p>
          </draw:text-box>
        </draw:frame>
        <draw:polygon draw:style-name="gr2" draw:text-style-name="P3" draw:layer="layout" svg:width="0.017cm" svg:height="0.018cm" svg:x="2.54cm" svg:y="11.207cm" svg:viewBox="0 0 18 19" draw:points="0,19 18,19 18,0 0,0">
          <text:p/>
        </draw:polygon>
        <draw:polygon draw:style-name="gr2" draw:text-style-name="P3" draw:layer="layout" svg:width="16.648cm" svg:height="0.018cm" svg:x="2.557cm" svg:y="11.207cm" svg:viewBox="0 0 16649 19" draw:points="0,19 16649,19 16649,0 0,0">
          <text:p/>
        </draw:polygon>
        <draw:polygon draw:style-name="gr2" draw:text-style-name="P3" draw:layer="layout" svg:width="0.017cm" svg:height="0.018cm" svg:x="19.205cm" svg:y="11.207cm" svg:viewBox="0 0 18 19" draw:points="0,19 18,19 18,0 0,0">
          <text:p/>
        </draw:polygon>
        <draw:polygon draw:style-name="gr2" draw:text-style-name="P3" draw:layer="layout" svg:width="0.017cm" svg:height="2.015cm" svg:x="2.54cm" svg:y="11.224cm" svg:viewBox="0 0 18 2016" draw:points="0,2016 18,2016 18,0 0,0">
          <text:p/>
        </draw:polygon>
        <draw:polygon draw:style-name="gr2" draw:text-style-name="P3" draw:layer="layout" svg:width="0.017cm" svg:height="2.015cm" svg:x="19.205cm" svg:y="11.224cm" svg:viewBox="0 0 18 2016" draw:points="0,2016 18,2016 18,0 0,0">
          <text:p/>
        </draw:polygon>
        <draw:frame draw:style-name="gr1" draw:text-style-name="P2" draw:layer="layout" svg:width="3.27cm" svg:height="0.446cm" svg:x="2.74cm" svg:y="12.809cm">
          <draw:text-box>
            <text:p text:style-name="P1"><text:span text:style-name="T1">ettiği andır. </text:span></text:p>
          </draw:text-box>
        </draw:frame>
        <draw:frame draw:style-name="gr1" draw:text-style-name="P2" draw:layer="layout" svg:width="16.126cm" svg:height="0.446cm" svg:x="2.74cm" svg:y="13.334cm">
          <draw:text-box>
            <text:p text:style-name="P1"><text:span text:style-name="T3">Kaba Kuvvet Saldırısı</text:span><text:span text:style-name="T1">: Bir bilgisayar korsanının, örneğin parolasını </text:span></text:p>
          </draw:text-box>
        </draw:frame>
        <draw:frame draw:style-name="gr1" draw:text-style-name="P2" draw:layer="layout" svg:width="15.653cm" svg:height="0.446cm" svg:x="2.74cm" svg:y="13.838cm">
          <draw:text-box>
            <text:p text:style-name="P1"><text:span text:style-name="T2">"t</text:span><text:span text:style-name="T1">ahmin etmeye" çalışarak bir </text:span><text:span text:style-name="T2">bilgisayar sistemine yetkisiz olarak </text:span></text:p>
          </draw:text-box>
        </draw:frame>
        <draw:polygon draw:style-name="gr2" draw:text-style-name="P3" draw:layer="layout" svg:width="0.017cm" svg:height="0.018cm" svg:x="2.54cm" svg:y="13.239cm" svg:viewBox="0 0 18 19" draw:points="0,19 18,19 18,0 0,0">
          <text:p/>
        </draw:polygon>
        <draw:polygon draw:style-name="gr2" draw:text-style-name="P3" draw:layer="layout" svg:width="16.648cm" svg:height="0.018cm" svg:x="2.557cm" svg:y="13.239cm" svg:viewBox="0 0 16649 19" draw:points="0,19 16649,19 16649,0 0,0">
          <text:p/>
        </draw:polygon>
        <draw:polygon draw:style-name="gr2" draw:text-style-name="P3" draw:layer="layout" svg:width="0.017cm" svg:height="0.018cm" svg:x="19.205cm" svg:y="13.239cm" svg:viewBox="0 0 18 19" draw:points="0,19 18,19 18,0 0,0">
          <text:p/>
        </draw:polygon>
        <draw:polygon draw:style-name="gr2" draw:text-style-name="P3" draw:layer="layout" svg:width="0.017cm" svg:height="1.515cm" svg:x="2.54cm" svg:y="13.256cm" svg:viewBox="0 0 18 1516" draw:points="0,1516 18,1516 18,0 0,0">
          <text:p/>
        </draw:polygon>
        <draw:polygon draw:style-name="gr2" draw:text-style-name="P3" draw:layer="layout" svg:width="0.017cm" svg:height="1.515cm" svg:x="19.205cm" svg:y="13.256cm" svg:viewBox="0 0 18 1516" draw:points="0,1516 18,1516 18,0 0,0">
          <text:p/>
        </draw:polygon>
        <draw:frame draw:style-name="gr1" draw:text-style-name="P2" draw:layer="layout" svg:width="10.285cm" svg:height="0.446cm" svg:x="2.74cm" svg:y="14.342cm">
          <draw:text-box>
            <text:p text:style-name="P1"><text:span text:style-name="T1">erişmek için kullanabileceği bir yöntemdir. </text:span></text:p>
          </draw:text-box>
        </draw:frame>
        <draw:frame draw:style-name="gr1" draw:text-style-name="P2" draw:layer="layout" svg:width="15.424cm" svg:height="0.446cm" svg:x="2.74cm" svg:y="14.863cm">
          <draw:text-box>
            <text:p text:style-name="P1"><text:span text:style-name="T4">Bulut</text:span><text:span text:style-name="T1">: Yüksek depolama kapasitesine sahip olan ve müşteri dosyası </text:span></text:p>
          </draw:text-box>
        </draw:frame>
        <draw:frame draw:style-name="gr1" draw:text-style-name="P2" draw:layer="layout" svg:width="15.889cm" svg:height="0.446cm" svg:x="2.74cm" svg:y="15.367cm">
          <draw:text-box>
            <text:p text:style-name="P1"><text:span text:style-name="T2">taleplerine </text:span><text:span text:style-name="T1">uzaktan hizmet sunan bir dizi bilgisayardır; teknoloji, </text:span></text:p>
          </draw:text-box>
        </draw:frame>
        <draw:frame draw:style-name="gr1" draw:text-style-name="P2" draw:layer="layout" svg:width="14.251cm" svg:height="0.446cm" svg:x="2.74cm" svg:y="15.875cm">
          <draw:text-box>
            <text:p text:style-name="P1"><text:span text:style-name="T1">dosyalara İn</text:span><text:span text:style-name="T2">ternet üzerinden, </text:span><text:span text:style-name="T1">dünyanın herhangi bir yerinden </text:span></text:p>
          </draw:text-box>
        </draw:frame>
        <draw:polygon draw:style-name="gr2" draw:text-style-name="P3" draw:layer="layout" svg:width="0.017cm" svg:height="0.017cm" svg:x="2.54cm" svg:y="14.771cm" svg:viewBox="0 0 18 18" draw:points="0,18 18,18 18,0 0,0">
          <text:p/>
        </draw:polygon>
        <draw:polygon draw:style-name="gr2" draw:text-style-name="P3" draw:layer="layout" svg:width="16.648cm" svg:height="0.017cm" svg:x="2.557cm" svg:y="14.771cm" svg:viewBox="0 0 16649 18" draw:points="0,18 16649,18 16649,0 0,0">
          <text:p/>
        </draw:polygon>
        <draw:polygon draw:style-name="gr2" draw:text-style-name="P3" draw:layer="layout" svg:width="0.017cm" svg:height="0.017cm" svg:x="19.205cm" svg:y="14.771cm" svg:viewBox="0 0 18 18" draw:points="0,18 18,18 18,0 0,0">
          <text:p/>
        </draw:polygon>
        <draw:polygon draw:style-name="gr2" draw:text-style-name="P3" draw:layer="layout" svg:width="0.017cm" svg:height="2.02cm" svg:x="2.54cm" svg:y="14.788cm" svg:viewBox="0 0 18 2021" draw:points="0,2021 18,2021 18,0 0,0">
          <text:p/>
        </draw:polygon>
        <draw:polygon draw:style-name="gr2" draw:text-style-name="P3" draw:layer="layout" svg:width="0.017cm" svg:height="2.02cm" svg:x="19.205cm" svg:y="14.788cm" svg:viewBox="0 0 18 2021" draw:points="0,2021 18,2021 18,0 0,0">
          <text:p/>
        </draw:polygon>
        <draw:frame draw:style-name="gr1" draw:text-style-name="P2" draw:layer="layout" svg:width="6.543cm" svg:height="0.446cm" svg:x="2.74cm" svg:y="16.379cm">
          <draw:text-box>
            <text:p text:style-name="P1"><text:span text:style-name="T1">erişilmesine olanak sağlar. </text:span></text:p>
          </draw:text-box>
        </draw:frame>
        <draw:frame draw:style-name="gr1" draw:text-style-name="P2" draw:layer="layout" svg:width="15.657cm" svg:height="0.446cm" svg:x="2.74cm" svg:y="16.899cm">
          <draw:text-box>
            <text:p text:style-name="P1"><text:span text:style-name="T4">Komuta ve Kontrol Merkezi</text:span><text:span text:style-name="T1">: Bir botnetteki tüm botları kontrol eden </text:span></text:p>
          </draw:text-box>
        </draw:frame>
        <draw:frame draw:style-name="gr1" draw:text-style-name="P2" draw:layer="layout" svg:width="15.657cm" svg:height="0.446cm" svg:x="2.74cm" svg:y="17.403cm">
          <draw:text-box>
            <text:p text:style-name="P1"><text:span text:style-name="T2">bir </text:span><text:span text:style-name="T1">uygulamadır. Bir bilgisayar korsanı, bir uygulama aracılığıyla </text:span></text:p>
          </draw:text-box>
        </draw:frame>
        <draw:frame draw:style-name="gr1" draw:text-style-name="P2" draw:layer="layout" svg:width="14.023cm" svg:height="0.446cm" svg:x="2.74cm" svg:y="17.907cm">
          <draw:text-box>
            <text:p text:style-name="P1"><text:span text:style-name="T2">bir komut gönderir ve bu uygulama daha <text:s/>sonr</text:span><text:span text:style-name="T1">a komutu bir ağ </text:span></text:p>
          </draw:text-box>
        </draw:frame>
        <draw:polygon draw:style-name="gr2" draw:text-style-name="P3" draw:layer="layout" svg:width="0.017cm" svg:height="0.017cm" svg:x="2.54cm" svg:y="16.808cm" svg:viewBox="0 0 18 18" draw:points="0,18 18,18 18,0 0,0">
          <text:p/>
        </draw:polygon>
        <draw:polygon draw:style-name="gr2" draw:text-style-name="P3" draw:layer="layout" svg:width="16.648cm" svg:height="0.017cm" svg:x="2.557cm" svg:y="16.808cm" svg:viewBox="0 0 16649 18" draw:points="0,18 16649,18 16649,0 0,0">
          <text:p/>
        </draw:polygon>
        <draw:polygon draw:style-name="gr2" draw:text-style-name="P3" draw:layer="layout" svg:width="0.017cm" svg:height="0.017cm" svg:x="19.205cm" svg:y="16.808cm" svg:viewBox="0 0 18 18" draw:points="0,18 18,18 18,0 0,0">
          <text:p/>
        </draw:polygon>
        <draw:polygon draw:style-name="gr2" draw:text-style-name="P3" draw:layer="layout" svg:width="0.017cm" svg:height="2.02cm" svg:x="2.54cm" svg:y="16.825cm" svg:viewBox="0 0 18 2021" draw:points="0,2021 18,2021 18,0 0,0">
          <text:p/>
        </draw:polygon>
        <draw:polygon draw:style-name="gr2" draw:text-style-name="P3" draw:layer="layout" svg:width="0.017cm" svg:height="2.02cm" svg:x="19.205cm" svg:y="16.825cm" svg:viewBox="0 0 18 2021" draw:points="0,2021 18,2021 18,0 0,0">
          <text:p/>
        </draw:polygon>
        <draw:frame draw:style-name="gr1" draw:text-style-name="P2" draw:layer="layout" svg:width="12.622cm" svg:height="0.446cm" svg:x="2.74cm" svg:y="18.415cm">
          <draw:text-box>
            <text:p text:style-name="P1"><text:span text:style-name="T1">üzerindeki tüm ele geçirilmiş bilgisayarlara aktarır. </text:span></text:p>
          </draw:text-box>
        </draw:frame>
        <draw:frame draw:style-name="gr1" draw:text-style-name="P2" draw:layer="layout" svg:width="16.122cm" svg:height="0.446cm" svg:x="2.74cm" svg:y="18.935cm">
          <draw:text-box>
            <text:p text:style-name="P1"><text:span text:style-name="T3">Siber Saldırı</text:span><text:span text:style-name="T1">: Siber yöntemler aracılığıyla bilgisayar sistemlerine, </text:span></text:p>
          </draw:text-box>
        </draw:frame>
        <draw:frame draw:style-name="gr1" draw:text-style-name="P2" draw:layer="layout" svg:width="13.79cm" svg:height="0.446cm" svg:x="2.74cm" svg:y="19.439cm">
          <draw:text-box>
            <text:p text:style-name="P1"><text:span text:style-name="T1">ağlara veya aygıtlara zarar verilmesine, bunlarda aksaklık </text:span></text:p>
          </draw:text-box>
        </draw:frame>
        <draw:frame draw:style-name="gr1" draw:text-style-name="P2" draw:layer="layout" svg:width="16.122cm" svg:height="0.446cm" svg:x="2.74cm" svg:y="19.943cm">
          <draw:text-box>
            <text:p text:style-name="P1"><text:span text:style-name="T1">oluşturulmasına veya bunlara yetkisiz erişim elde edilmes</text:span><text:span text:style-name="T2">ine yönelik </text:span></text:p>
          </draw:text-box>
        </draw:frame>
        <draw:polygon draw:style-name="gr2" draw:text-style-name="P3" draw:layer="layout" svg:width="0.017cm" svg:height="0.016cm" svg:x="2.54cm" svg:y="18.845cm" svg:viewBox="0 0 18 17" draw:points="0,17 18,17 18,0 0,0">
          <text:p/>
        </draw:polygon>
        <draw:polygon draw:style-name="gr2" draw:text-style-name="P3" draw:layer="layout" svg:width="16.648cm" svg:height="0.016cm" svg:x="2.557cm" svg:y="18.845cm" svg:viewBox="0 0 16649 17" draw:points="0,17 16649,17 16649,0 0,0">
          <text:p/>
        </draw:polygon>
        <draw:polygon draw:style-name="gr2" draw:text-style-name="P3" draw:layer="layout" svg:width="0.017cm" svg:height="0.016cm" svg:x="19.205cm" svg:y="18.845cm" svg:viewBox="0 0 18 17" draw:points="0,17 18,17 18,0 0,0">
          <text:p/>
        </draw:polygon>
        <draw:polygon draw:style-name="gr2" draw:text-style-name="P3" draw:layer="layout" svg:width="0.017cm" svg:height="2.02cm" svg:x="2.54cm" svg:y="18.861cm" svg:viewBox="0 0 18 2021" draw:points="0,2021 18,2021 18,0 0,0">
          <text:p/>
        </draw:polygon>
        <draw:polygon draw:style-name="gr2" draw:text-style-name="P3" draw:layer="layout" svg:width="0.017cm" svg:height="2.02cm" svg:x="19.205cm" svg:y="18.861cm" svg:viewBox="0 0 18 2021" draw:points="0,2021 18,2021 18,0 0,0">
          <text:p/>
        </draw:polygon>
        <draw:frame draw:style-name="gr1" draw:text-style-name="P2" draw:layer="layout" svg:width="6.31cm" svg:height="0.446cm" svg:x="2.74cm" svg:y="20.447cm">
          <draw:text-box>
            <text:p text:style-name="P1"><text:span text:style-name="T1">kötü amaçlı girişimlerdir. </text:span></text:p>
          </draw:text-box>
        </draw:frame>
        <draw:frame draw:style-name="gr1" draw:text-style-name="P2" draw:layer="layout" svg:width="16.122cm" svg:height="0.446cm" svg:x="2.74cm" svg:y="20.973cm">
          <draw:text-box>
            <text:p text:style-name="P1"><text:span text:style-name="T4">Siber Güvenlik</text:span><text:span text:style-name="T1">: Bilgilerin siber uzaydaki gizliliğinin, bütünlüğünün </text:span></text:p>
          </draw:text-box>
        </draw:frame>
        <draw:polygon draw:style-name="gr2" draw:text-style-name="P3" draw:layer="layout" svg:width="0.017cm" svg:height="0.018cm" svg:x="2.54cm" svg:y="20.881cm" svg:viewBox="0 0 18 19" draw:points="0,19 18,19 18,0 0,0">
          <text:p/>
        </draw:polygon>
        <draw:polygon draw:style-name="gr2" draw:text-style-name="P3" draw:layer="layout" svg:width="16.648cm" svg:height="0.018cm" svg:x="2.557cm" svg:y="20.881cm" svg:viewBox="0 0 16649 19" draw:points="0,19 16649,19 16649,0 0,0">
          <text:p/>
        </draw:polygon>
        <draw:polygon draw:style-name="gr2" draw:text-style-name="P3" draw:layer="layout" svg:width="0.017cm" svg:height="0.018cm" svg:x="19.205cm" svg:y="20.881cm" svg:viewBox="0 0 18 19" draw:points="0,19 18,19 18,0 0,0">
          <text:p/>
        </draw:polygon>
        <draw:polygon draw:style-name="gr2" draw:text-style-name="P3" draw:layer="layout" svg:width="0.017cm" svg:height="1.007cm" svg:x="2.54cm" svg:y="20.899cm" svg:viewBox="0 0 18 1008" draw:points="0,1008 18,1008 18,0 0,0">
          <text:p/>
        </draw:polygon>
        <draw:polygon draw:style-name="gr2" draw:text-style-name="P3" draw:layer="layout" svg:width="0.017cm" svg:height="1.007cm" svg:x="19.205cm" svg:y="20.899cm" svg:viewBox="0 0 18 1008" draw:points="0,1008 18,1008 18,0 0,0">
          <text:p/>
        </draw:polygon>
        <draw:frame draw:style-name="gr1" draw:text-style-name="P2" draw:layer="layout" svg:width="9.116cm" svg:height="0.446cm" svg:x="2.74cm" svg:y="21.477cm">
          <draw:text-box>
            <text:p text:style-name="P1"><text:span text:style-name="T1">ve kullanılabilirliğinin korunmasıdır. </text:span></text:p>
          </draw:text-box>
        </draw:frame>
        <draw:frame draw:style-name="gr1" draw:text-style-name="P2" draw:layer="layout" svg:width="14.954cm" svg:height="0.446cm" svg:x="2.74cm" svg:y="21.997cm">
          <draw:text-box>
            <text:p text:style-name="P1"><text:span text:style-name="T3">Dijital İmza</text:span><text:span text:style-name="T1">: Bir özel anahtar ile şifrelenmiş ve mesajın ya da </text:span></text:p>
          </draw:text-box>
        </draw:frame>
        <draw:frame draw:style-name="gr1" draw:text-style-name="P2" draw:layer="layout" svg:width="15.424cm" svg:height="0.446cm" svg:x="2.74cm" svg:y="22.501cm">
          <draw:text-box>
            <text:p text:style-name="P1"><text:span text:style-name="T1">nesnenin orijinalliğinin ve bütünlüğünün alıcıya garanti edilmesi </text:span></text:p>
          </draw:text-box>
        </draw:frame>
        <draw:polygon draw:style-name="gr2" draw:text-style-name="P3" draw:layer="layout" svg:width="0.017cm" svg:height="0.017cm" svg:x="2.54cm" svg:y="21.906cm" svg:viewBox="0 0 18 18" draw:points="0,18 18,18 18,0 0,0">
          <text:p/>
        </draw:polygon>
        <draw:polygon draw:style-name="gr2" draw:text-style-name="P3" draw:layer="layout" svg:width="16.648cm" svg:height="0.017cm" svg:x="2.557cm" svg:y="21.906cm" svg:viewBox="0 0 16649 18" draw:points="0,18 16649,18 16649,0 0,0">
          <text:p/>
        </draw:polygon>
        <draw:polygon draw:style-name="gr2" draw:text-style-name="P3" draw:layer="layout" svg:width="0.017cm" svg:height="0.017cm" svg:x="19.205cm" svg:y="21.906cm" svg:viewBox="0 0 18 18" draw:points="0,18 18,18 18,0 0,0">
          <text:p/>
        </draw:polygon>
        <draw:polygon draw:style-name="gr2" draw:text-style-name="P3" draw:layer="layout" svg:width="0.017cm" svg:height="1.516cm" svg:x="2.54cm" svg:y="21.923cm" svg:viewBox="0 0 18 1517" draw:points="0,1517 18,1517 18,0 0,0">
          <text:p/>
        </draw:polygon>
        <draw:polygon draw:style-name="gr2" draw:text-style-name="P3" draw:layer="layout" svg:width="0.017cm" svg:height="1.516cm" svg:x="19.205cm" svg:y="21.923cm" svg:viewBox="0 0 18 1517" draw:points="0,1517 18,1517 18,0 0,0">
          <text:p/>
        </draw:polygon>
        <draw:frame draw:style-name="gr1" draw:text-style-name="P2" draw:layer="layout" svg:width="13.32cm" svg:height="0.446cm" svg:x="2.74cm" svg:y="23.009cm">
          <draw:text-box>
            <text:p text:style-name="P1"><text:span text:style-name="T1">için bir mesaja ya da nesneye eklenmiş olan bilgilerdir. </text:span></text:p>
          </draw:text-box>
        </draw:frame>
        <draw:frame draw:style-name="gr1" draw:text-style-name="P2" draw:layer="layout" svg:width="14.954cm" svg:height="0.446cm" svg:x="2.74cm" svg:y="23.53cm">
          <draw:text-box>
            <text:p text:style-name="P1"><text:span text:style-name="T3">Dijital İmza</text:span><text:span text:style-name="T1">: Bir özel anahtar ile şifrelenmiş ve mesajın ya da </text:span></text:p>
          </draw:text-box>
        </draw:frame>
        <draw:frame draw:style-name="gr1" draw:text-style-name="P2" draw:layer="layout" svg:width="15.424cm" svg:height="0.446cm" svg:x="2.74cm" svg:y="24.033cm">
          <draw:text-box>
            <text:p text:style-name="P1"><text:span text:style-name="T1">nesnenin orijinalliğinin ve bütünlüğünün alıcıya garanti edilmesi </text:span></text:p>
          </draw:text-box>
        </draw:frame>
        <draw:polygon draw:style-name="gr2" draw:text-style-name="P3" draw:layer="layout" svg:width="0.017cm" svg:height="0.017cm" svg:x="2.54cm" svg:y="23.439cm" svg:viewBox="0 0 18 18" draw:points="0,18 18,18 18,0 0,0">
          <text:p/>
        </draw:polygon>
        <draw:polygon draw:style-name="gr2" draw:text-style-name="P3" draw:layer="layout" svg:width="16.648cm" svg:height="0.017cm" svg:x="2.557cm" svg:y="23.439cm" svg:viewBox="0 0 16649 18" draw:points="0,18 16649,18 16649,0 0,0">
          <text:p/>
        </draw:polygon>
        <draw:polygon draw:style-name="gr2" draw:text-style-name="P3" draw:layer="layout" svg:width="0.017cm" svg:height="0.017cm" svg:x="19.205cm" svg:y="23.439cm" svg:viewBox="0 0 18 18" draw:points="0,18 18,18 18,0 0,0">
          <text:p/>
        </draw:polygon>
        <draw:polygon draw:style-name="gr2" draw:text-style-name="P3" draw:layer="layout" svg:width="0.017cm" svg:height="1.515cm" svg:x="2.54cm" svg:y="23.456cm" svg:viewBox="0 0 18 1516" draw:points="0,1516 18,1516 18,0 0,0">
          <text:p/>
        </draw:polygon>
        <draw:polygon draw:style-name="gr2" draw:text-style-name="P3" draw:layer="layout" svg:width="0.017cm" svg:height="0.017cm" svg:x="2.54cm" svg:y="24.971cm" svg:viewBox="0 0 18 18" draw:points="0,18 18,18 18,0 0,0">
          <text:p/>
        </draw:polygon>
        <draw:polygon draw:style-name="gr2" draw:text-style-name="P3" draw:layer="layout" svg:width="0.017cm" svg:height="0.017cm" svg:x="2.54cm" svg:y="24.971cm" svg:viewBox="0 0 18 18" draw:points="0,18 18,18 18,0 0,0">
          <text:p/>
        </draw:polygon>
        <draw:polygon draw:style-name="gr2" draw:text-style-name="P3" draw:layer="layout" svg:width="16.648cm" svg:height="0.017cm" svg:x="2.557cm" svg:y="24.971cm" svg:viewBox="0 0 16649 18" draw:points="0,18 16649,18 16649,0 0,0">
          <text:p/>
        </draw:polygon>
        <draw:polygon draw:style-name="gr2" draw:text-style-name="P3" draw:layer="layout" svg:width="0.017cm" svg:height="1.515cm" svg:x="19.205cm" svg:y="23.456cm" svg:viewBox="0 0 18 1516" draw:points="0,1516 18,1516 18,0 0,0">
          <text:p/>
        </draw:polygon>
        <draw:polygon draw:style-name="gr2" draw:text-style-name="P3" draw:layer="layout" svg:width="0.017cm" svg:height="0.017cm" svg:x="19.205cm" svg:y="24.971cm" svg:viewBox="0 0 18 18" draw:points="0,18 18,18 18,0 0,0">
          <text:p/>
        </draw:polygon>
        <draw:polygon draw:style-name="gr2" draw:text-style-name="P3" draw:layer="layout" svg:width="0.017cm" svg:height="0.017cm" svg:x="19.205cm" svg:y="24.971cm" svg:viewBox="0 0 18 18" draw:points="0,18 18,18 18,0 0,0">
          <text:p/>
        </draw:polygon>
        <draw:frame draw:style-name="gr1" draw:text-style-name="P2" draw:layer="layout" svg:width="13.32cm" svg:height="0.446cm" svg:x="2.74cm" svg:y="24.537cm">
          <draw:text-box>
            <text:p text:style-name="P1"><text:span text:style-name="T2">için bir mesaja ya da nesneye </text:span><text:span text:style-name="T1">eklenmiş olan bilgilerdir. </text:span></text:p>
          </draw:text-box>
        </draw:frame>
      </draw:page>
      <draw:page draw:name="page2" draw:style-name="dp1" draw:master-page-name="master-page3">
        <draw:frame draw:style-name="gr1" draw:text-style-name="P2" draw:layer="layout" svg:width="15.89cm" svg:height="0.446cm" svg:x="2.808cm" svg:y="2.631cm">
          <draw:text-box>
            <text:p text:style-name="P1"><text:span text:style-name="T3">Şifreleme</text:span><text:span text:style-name="T1">: Bir dosyanın içeriğini, iletişim zincirinin dışındakiler </text:span></text:p>
          </draw:text-box>
        </draw:frame>
        <draw:polygon draw:style-name="gr2" draw:text-style-name="P3" draw:layer="layout" svg:width="0.017cm" svg:height="0.017cm" svg:x="2.54cm" svg:y="2.54cm" svg:viewBox="0 0 18 18" draw:points="0,18 18,18 18,0 0,0">
          <text:p/>
        </draw:polygon>
        <draw:polygon draw:style-name="gr2" draw:text-style-name="P3" draw:layer="layout" svg:width="0.017cm" svg:height="0.017cm" svg:x="2.54cm" svg:y="2.54cm" svg:viewBox="0 0 18 18" draw:points="0,18 18,18 18,0 0,0">
          <text:p/>
        </draw:polygon>
        <draw:polygon draw:style-name="gr2" draw:text-style-name="P3" draw:layer="layout" svg:width="16.648cm" svg:height="0.017cm" svg:x="2.557cm" svg:y="2.54cm" svg:viewBox="0 0 16649 18" draw:points="0,18 16649,18 16649,0 0,0">
          <text:p/>
        </draw:polygon>
        <draw:polygon draw:style-name="gr2" draw:text-style-name="P3" draw:layer="layout" svg:width="0.017cm" svg:height="0.017cm" svg:x="19.205cm" svg:y="2.54cm" svg:viewBox="0 0 18 18" draw:points="0,18 18,18 18,0 0,0">
          <text:p/>
        </draw:polygon>
        <draw:polygon draw:style-name="gr2" draw:text-style-name="P3" draw:layer="layout" svg:width="0.017cm" svg:height="0.017cm" svg:x="19.205cm" svg:y="2.54cm" svg:viewBox="0 0 18 18" draw:points="0,18 18,18 18,0 0,0">
          <text:p/>
        </draw:polygon>
        <draw:polygon draw:style-name="gr2" draw:text-style-name="P3" draw:layer="layout" svg:width="0.017cm" svg:height="1.161cm" svg:x="2.54cm" svg:y="2.556cm" svg:viewBox="0 0 18 1162" draw:points="0,1162 18,1162 18,0 0,0">
          <text:p/>
        </draw:polygon>
        <draw:polygon draw:style-name="gr2" draw:text-style-name="P3" draw:layer="layout" svg:width="0.017cm" svg:height="1.161cm" svg:x="19.205cm" svg:y="2.556cm" svg:viewBox="0 0 18 1162" draw:points="0,1162 18,1162 18,0 0,0">
          <text:p/>
        </draw:polygon>
        <draw:frame draw:style-name="gr1" draw:text-style-name="P2" draw:layer="layout" svg:width="14.023cm" svg:height="0.446cm" svg:x="2.808cm" svg:y="3.211cm">
          <draw:text-box>
            <text:p text:style-name="P1"><text:span text:style-name="T1">için okunamaz bir şeye dönüştüren algoritmik bir yöntemdir. </text:span></text:p>
          </draw:text-box>
        </draw:frame>
        <draw:frame draw:style-name="gr1" draw:text-style-name="P2" draw:layer="layout" svg:width="15.657cm" svg:height="0.446cm" svg:x="2.808cm" svg:y="3.808cm">
          <draw:text-box>
            <text:p text:style-name="P1"><text:span text:style-name="T3">İstismar</text:span><text:span text:style-name="T1">: Bir bilgisayarın güvenlik açığından yararlanmak amacıyla </text:span></text:p>
          </draw:text-box>
        </draw:frame>
        <draw:polygon draw:style-name="gr2" draw:text-style-name="P3" draw:layer="layout" svg:width="0.017cm" svg:height="0.017cm" svg:x="2.54cm" svg:y="3.717cm" svg:viewBox="0 0 18 18" draw:points="0,18 18,18 18,0 0,0">
          <text:p/>
        </draw:polygon>
        <draw:polygon draw:style-name="gr2" draw:text-style-name="P3" draw:layer="layout" svg:width="16.648cm" svg:height="0.017cm" svg:x="2.557cm" svg:y="3.717cm" svg:viewBox="0 0 16649 18" draw:points="0,18 16649,18 16649,0 0,0">
          <text:p/>
        </draw:polygon>
        <draw:polygon draw:style-name="gr2" draw:text-style-name="P3" draw:layer="layout" svg:width="0.017cm" svg:height="0.017cm" svg:x="19.205cm" svg:y="3.717cm" svg:viewBox="0 0 18 18" draw:points="0,18 18,18 18,0 0,0">
          <text:p/>
        </draw:polygon>
        <draw:polygon draw:style-name="gr2" draw:text-style-name="P3" draw:layer="layout" svg:width="0.017cm" svg:height="1.012cm" svg:x="2.54cm" svg:y="3.734cm" svg:viewBox="0 0 18 1013" draw:points="0,1013 18,1013 18,0 0,0">
          <text:p/>
        </draw:polygon>
        <draw:polygon draw:style-name="gr2" draw:text-style-name="P3" draw:layer="layout" svg:width="0.017cm" svg:height="1.012cm" svg:x="19.205cm" svg:y="3.734cm" svg:viewBox="0 0 18 1013" draw:points="0,1013 18,1013 18,0 0,0">
          <text:p/>
        </draw:polygon>
        <draw:frame draw:style-name="gr1" draw:text-style-name="P2" draw:layer="layout" svg:width="15.191cm" svg:height="0.446cm" svg:x="2.808cm" svg:y="4.316cm">
          <draw:text-box>
            <text:p text:style-name="P1"><text:span text:style-name="T1">kullanılabilecek kötü amaçlı bir uygulama veya komut dosyasıdır. </text:span></text:p>
          </draw:text-box>
        </draw:frame>
        <draw:frame draw:style-name="gr1" draw:text-style-name="P2" draw:layer="layout" svg:width="15.894cm" svg:height="0.446cm" svg:x="2.808cm" svg:y="4.837cm">
          <draw:text-box>
            <text:p text:style-name="P1"><text:span text:style-name="T3">Güvenlik Duvarı</text:span><text:span text:style-name="T1">: Yetkisiz erişimin engellenmesine odaklanan donanım </text:span></text:p>
          </draw:text-box>
        </draw:frame>
        <draw:frame draw:style-name="gr1" draw:text-style-name="P2" draw:layer="layout" svg:width="15.424cm" svg:height="0.446cm" svg:x="2.808cm" svg:y="5.417cm">
          <draw:text-box>
            <text:p text:style-name="P1"><text:span text:style-name="T1">veya yazılım tabanlı bir savunma teknolojisidir. Bir kullanıcının </text:span></text:p>
          </draw:text-box>
        </draw:frame>
        <draw:frame draw:style-name="gr1" draw:text-style-name="P2" draw:layer="layout" svg:width="16.127cm" svg:height="0.446cm" svg:x="2.808cm" svg:y="5.997cm">
          <draw:text-box>
            <text:p text:style-name="P1"><text:span text:style-name="T1">bilgisayarı ve İnternet bağlantısı ile olan her etkileşim girişimini </text:span></text:p>
          </draw:text-box>
        </draw:frame>
        <draw:frame draw:style-name="gr1" draw:text-style-name="P2" draw:layer="layout" svg:width="14.958cm" svg:height="0.446cm" svg:x="2.808cm" svg:y="6.577cm">
          <draw:text-box>
            <text:p text:style-name="P1"><text:span text:style-name="T1">değerlendiren ve "buna izin verilmesinin uygun olup olmadığını" </text:span></text:p>
          </draw:text-box>
        </draw:frame>
        <draw:polygon draw:style-name="gr2" draw:text-style-name="P3" draw:layer="layout" svg:width="0.017cm" svg:height="0.017cm" svg:x="2.54cm" svg:y="4.746cm" svg:viewBox="0 0 18 18" draw:points="0,18 18,18 18,0 0,0">
          <text:p/>
        </draw:polygon>
        <draw:polygon draw:style-name="gr2" draw:text-style-name="P3" draw:layer="layout" svg:width="16.648cm" svg:height="0.017cm" svg:x="2.557cm" svg:y="4.746cm" svg:viewBox="0 0 16649 18" draw:points="0,18 16649,18 16649,0 0,0">
          <text:p/>
        </draw:polygon>
        <draw:polygon draw:style-name="gr2" draw:text-style-name="P3" draw:layer="layout" svg:width="0.017cm" svg:height="0.017cm" svg:x="19.205cm" svg:y="4.746cm" svg:viewBox="0 0 18 18" draw:points="0,18 18,18 18,0 0,0">
          <text:p/>
        </draw:polygon>
        <draw:polygon draw:style-name="gr2" draw:text-style-name="P3" draw:layer="layout" svg:width="0.017cm" svg:height="2.9cm" svg:x="2.54cm" svg:y="4.763cm" svg:viewBox="0 0 18 2901" draw:points="0,2901 18,2901 18,0 0,0">
          <text:p/>
        </draw:polygon>
        <draw:polygon draw:style-name="gr2" draw:text-style-name="P3" draw:layer="layout" svg:width="0.017cm" svg:height="2.9cm" svg:x="19.205cm" svg:y="4.763cm" svg:viewBox="0 0 18 2901" draw:points="0,2901 18,2901 18,0 0,0">
          <text:p/>
        </draw:polygon>
        <draw:frame draw:style-name="gr1" draw:text-style-name="P2" draw:layer="layout" svg:width="11.449cm" svg:height="0.446cm" svg:x="2.808cm" svg:y="7.157cm">
          <draw:text-box>
            <text:p text:style-name="P1"><text:span text:style-name="T2">belirleyen bir </text:span><text:span text:style-name="T5">"</text:span><text:span text:style-name="T2">duvar</text:span><text:span text:style-name="T1">” ya da filtre oluşturulur. </text:span></text:p>
          </draw:text-box>
        </draw:frame>
        <draw:frame draw:style-name="gr1" draw:text-style-name="P2" draw:layer="layout" svg:width="16.122cm" svg:height="0.446cm" svg:x="2.74cm" svg:y="7.753cm">
          <draw:text-box>
            <text:p text:style-name="P1"><text:span text:style-name="T3">Bal Çanağı (honeypot): </text:span><text:span text:style-name="T1">Savunma amaçlı bir siber güvenlik yöntemidir. </text:span></text:p>
          </draw:text-box>
        </draw:frame>
        <draw:frame draw:style-name="gr1" draw:text-style-name="P2" draw:layer="layout" svg:width="15.424cm" svg:height="0.446cm" svg:x="2.74cm" svg:y="8.257cm">
          <draw:text-box>
            <text:p text:style-name="P1"><text:span text:style-name="T1">Bu yöntem, bir ağ üzerinde yasal ve yüksek değerli bir hedef gibi </text:span></text:p>
          </draw:text-box>
        </draw:frame>
        <draw:frame draw:style-name="gr1" draw:text-style-name="P2" draw:layer="layout" svg:width="13.087cm" svg:height="0.446cm" svg:x="2.74cm" svg:y="8.766cm">
          <draw:text-box>
            <text:p text:style-name="P1"><text:span text:style-name="T1">görünecek şekilde tasarlanmış bir bilgisayarın (sunucu) </text:span></text:p>
          </draw:text-box>
        </draw:frame>
        <draw:frame draw:style-name="gr1" draw:text-style-name="P2" draw:layer="layout" svg:width="14.958cm" svg:height="0.446cm" svg:x="2.74cm" svg:y="9.27cm">
          <draw:text-box>
            <text:p text:style-name="P1"><text:span text:style-name="T1">kullanılmasını kapsar. Amaç, bilgisayar korsanlarının gerçekten </text:span></text:p>
          </draw:text-box>
        </draw:frame>
        <draw:frame draw:style-name="gr1" draw:text-style-name="P2" draw:layer="layout" svg:width="16.127cm" svg:height="0.446cm" svg:x="2.74cm" svg:y="9.774cm">
          <draw:text-box>
            <text:p text:style-name="P1"><text:span text:style-name="T1">yüksek değerli olan bilgisayarlar veya veriler yerine bu bilgisayara </text:span></text:p>
          </draw:text-box>
        </draw:frame>
        <draw:frame draw:style-name="gr1" draw:text-style-name="P2" draw:layer="layout" svg:width="13.32cm" svg:height="0.446cm" svg:x="2.74cm" svg:y="10.278cm">
          <draw:text-box>
            <text:p text:style-name="P1"><text:span text:style-name="T1">odaklanmasının sağlanmasıdır. Bal çanağı yöntemi, sistem </text:span></text:p>
          </draw:text-box>
        </draw:frame>
        <draw:frame draw:style-name="gr1" draw:text-style-name="P2" draw:layer="layout" svg:width="16.123cm" svg:height="0.446cm" svg:x="2.74cm" svg:y="10.781cm">
          <draw:text-box>
            <text:p text:style-name="P1"><text:span text:style-name="T2">yöneticilerinin bilgisayar korsanlar</text:span><text:span text:style-name="T1">ını "iş başında" izlemelerine ve </text:span></text:p>
          </draw:text-box>
        </draw:frame>
        <draw:frame draw:style-name="gr1" draw:text-style-name="P2" draw:layer="layout" svg:width="15.424cm" svg:height="0.446cm" svg:x="2.74cm" svg:y="11.285cm">
          <draw:text-box>
            <text:p text:style-name="P1"><text:span text:style-name="T1">saldırı yöntemlerinden nasıl korunacaklarını öğrenmelerine olanak </text:span></text:p>
          </draw:text-box>
        </draw:frame>
        <draw:polygon draw:style-name="gr2" draw:text-style-name="P3" draw:layer="layout" svg:width="0.017cm" svg:height="0.016cm" svg:x="2.54cm" svg:y="7.663cm" svg:viewBox="0 0 18 17" draw:points="0,17 18,17 18,0 0,0">
          <text:p/>
        </draw:polygon>
        <draw:polygon draw:style-name="gr2" draw:text-style-name="P3" draw:layer="layout" svg:width="16.648cm" svg:height="0.016cm" svg:x="2.557cm" svg:y="7.663cm" svg:viewBox="0 0 16649 17" draw:points="0,17 16649,17 16649,0 0,0">
          <text:p/>
        </draw:polygon>
        <draw:polygon draw:style-name="gr2" draw:text-style-name="P3" draw:layer="layout" svg:width="0.017cm" svg:height="0.016cm" svg:x="19.205cm" svg:y="7.663cm" svg:viewBox="0 0 18 17" draw:points="0,17 18,17 18,0 0,0">
          <text:p/>
        </draw:polygon>
        <draw:polygon draw:style-name="gr2" draw:text-style-name="P3" draw:layer="layout" svg:width="0.017cm" svg:height="4.543cm" svg:x="2.54cm" svg:y="7.68cm" svg:viewBox="0 0 18 4544" draw:points="0,4544 18,4544 18,0 0,0">
          <text:p/>
        </draw:polygon>
        <draw:polygon draw:style-name="gr2" draw:text-style-name="P3" draw:layer="layout" svg:width="0.017cm" svg:height="4.543cm" svg:x="19.205cm" svg:y="7.68cm" svg:viewBox="0 0 18 4544" draw:points="0,4544 18,4544 18,0 0,0">
          <text:p/>
        </draw:polygon>
        <draw:frame draw:style-name="gr1" draw:text-style-name="P2" draw:layer="layout" svg:width="2.102cm" svg:height="0.446cm" svg:x="2.74cm" svg:y="11.793cm">
          <draw:text-box>
            <text:p text:style-name="P1"><text:span text:style-name="T1">sağlar. <text:s/></text:span></text:p>
          </draw:text-box>
        </draw:frame>
        <draw:frame draw:style-name="gr1" draw:text-style-name="P2" draw:layer="layout" svg:width="15.89cm" svg:height="0.446cm" svg:x="2.808cm" svg:y="12.314cm">
          <draw:text-box>
            <text:p text:style-name="P1"><text:span text:style-name="T3">İç Tehdit</text:span><text:span text:style-name="T1">: Bir kuruluşun karşı karşıya olduğu ve kuruluşun güvenlik </text:span></text:p>
          </draw:text-box>
        </draw:frame>
        <draw:frame draw:style-name="gr1" draw:text-style-name="P2" draw:layer="layout" svg:width="16.127cm" svg:height="0.446cm" svg:x="2.808cm" svg:y="12.894cm">
          <draw:text-box>
            <text:p text:style-name="P1"><text:span text:style-name="T1">uygulamalarına, verilerine ve bilgisayar sistemlerine ilişkin olarak </text:span></text:p>
          </draw:text-box>
        </draw:frame>
        <draw:frame draw:style-name="gr1" draw:text-style-name="P2" draw:layer="layout" svg:width="13.32cm" svg:height="0.446cm" svg:x="2.808cm" svg:y="13.474cm">
          <draw:text-box>
            <text:p text:style-name="P1"><text:span text:style-name="T2">"içeriden </text:span><text:span text:style-name="T1">bilgi sahibi olan" mevcut ve eski çalışanları, </text:span></text:p>
          </draw:text-box>
        </draw:frame>
        <draw:frame draw:style-name="gr1" draw:text-style-name="P2" draw:layer="layout" svg:width="15.191cm" svg:height="0.446cm" svg:x="2.808cm" svg:y="14.054cm">
          <draw:text-box>
            <text:p text:style-name="P1"><text:span text:style-name="T1">yüklenicileri veya iş ortakları gibi kişilerden kaynaklanan kötü </text:span></text:p>
          </draw:text-box>
        </draw:frame>
        <draw:polygon draw:style-name="gr2" draw:text-style-name="P3" draw:layer="layout" svg:width="0.017cm" svg:height="0.017cm" svg:x="2.54cm" svg:y="12.223cm" svg:viewBox="0 0 18 18" draw:points="0,18 18,18 18,0 0,0">
          <text:p/>
        </draw:polygon>
        <draw:polygon draw:style-name="gr2" draw:text-style-name="P3" draw:layer="layout" svg:width="16.648cm" svg:height="0.017cm" svg:x="2.557cm" svg:y="12.223cm" svg:viewBox="0 0 16649 18" draw:points="0,18 16649,18 16649,0 0,0">
          <text:p/>
        </draw:polygon>
        <draw:polygon draw:style-name="gr2" draw:text-style-name="P3" draw:layer="layout" svg:width="0.017cm" svg:height="0.017cm" svg:x="19.205cm" svg:y="12.223cm" svg:viewBox="0 0 18 18" draw:points="0,18 18,18 18,0 0,0">
          <text:p/>
        </draw:polygon>
        <draw:polygon draw:style-name="gr2" draw:text-style-name="P3" draw:layer="layout" svg:width="0.017cm" svg:height="2.9cm" svg:x="2.54cm" svg:y="12.24cm" svg:viewBox="0 0 18 2901" draw:points="0,2901 18,2901 18,0 0,0">
          <text:p/>
        </draw:polygon>
        <draw:polygon draw:style-name="gr2" draw:text-style-name="P3" draw:layer="layout" svg:width="0.017cm" svg:height="2.9cm" svg:x="19.205cm" svg:y="12.24cm" svg:viewBox="0 0 18 2901" draw:points="0,2901 18,2901 18,0 0,0">
          <text:p/>
        </draw:polygon>
        <draw:frame draw:style-name="gr1" draw:text-style-name="P2" draw:layer="layout" svg:width="5.374cm" svg:height="0.446cm" svg:x="2.808cm" svg:y="14.634cm">
          <draw:text-box>
            <text:p text:style-name="P1"><text:span text:style-name="T1">amaçlı bir </text:span><text:span text:style-name="T2">tehdittir. <text:s/></text:span></text:p>
          </draw:text-box>
        </draw:frame>
        <draw:frame draw:style-name="gr1" draw:text-style-name="P2" draw:layer="layout" svg:width="15.89cm" svg:height="0.446cm" svg:x="2.808cm" svg:y="15.231cm">
          <draw:text-box>
            <text:p text:style-name="P1"><text:span text:style-name="T4">Jailbreak</text:span><text:span text:style-name="T1">: Bir aygıt üzerindeki yazılım kısıtlamaları atlanarak bir </text:span></text:p>
          </draw:text-box>
        </draw:frame>
        <draw:frame draw:style-name="gr1" draw:text-style-name="P2" draw:layer="layout" svg:width="15.894cm" svg:height="0.446cm" svg:x="2.808cm" svg:y="15.811cm">
          <draw:text-box>
            <text:p text:style-name="P1"><text:span text:style-name="T1">kullanıcının bir işletim sistemine ya da çekirdeğe kök erişimi elde </text:span></text:p>
          </draw:text-box>
        </draw:frame>
        <draw:frame draw:style-name="gr1" draw:text-style-name="P2" draw:layer="layout" svg:width="15.661cm" svg:height="0.446cm" svg:x="2.808cm" svg:y="16.391cm">
          <draw:text-box>
            <text:p text:style-name="P1"><text:span text:style-name="T1">etmesidir. Bu yöntem, genellikle cep telefonu güvenliği bağlamında </text:span></text:p>
          </draw:text-box>
        </draw:frame>
        <draw:polygon draw:style-name="gr2" draw:text-style-name="P3" draw:layer="layout" svg:width="0.017cm" svg:height="0.017cm" svg:x="2.54cm" svg:y="15.14cm" svg:viewBox="0 0 18 18" draw:points="0,18 18,18 18,0 0,0">
          <text:p/>
        </draw:polygon>
        <draw:polygon draw:style-name="gr2" draw:text-style-name="P3" draw:layer="layout" svg:width="16.648cm" svg:height="0.017cm" svg:x="2.557cm" svg:y="15.14cm" svg:viewBox="0 0 16649 18" draw:points="0,18 16649,18 16649,0 0,0">
          <text:p/>
        </draw:polygon>
        <draw:polygon draw:style-name="gr2" draw:text-style-name="P3" draw:layer="layout" svg:width="0.017cm" svg:height="0.017cm" svg:x="19.205cm" svg:y="15.14cm" svg:viewBox="0 0 18 18" draw:points="0,18 18,18 18,0 0,0">
          <text:p/>
        </draw:polygon>
        <draw:polygon draw:style-name="gr2" draw:text-style-name="P3" draw:layer="layout" svg:width="0.017cm" svg:height="2.32cm" svg:x="2.54cm" svg:y="15.157cm" svg:viewBox="0 0 18 2321" draw:points="0,2321 18,2321 18,0 0,0">
          <text:p/>
        </draw:polygon>
        <draw:polygon draw:style-name="gr2" draw:text-style-name="P3" draw:layer="layout" svg:width="0.017cm" svg:height="2.32cm" svg:x="19.205cm" svg:y="15.157cm" svg:viewBox="0 0 18 2321" draw:points="0,2321 18,2321 18,0 0,0">
          <text:p/>
        </draw:polygon>
        <draw:frame draw:style-name="gr1" draw:text-style-name="P2" draw:layer="layout" svg:width="2.804cm" svg:height="0.446cm" svg:x="2.808cm" svg:y="16.971cm">
          <draw:text-box>
            <text:p text:style-name="P1"><text:span text:style-name="T1">kullanılır. </text:span></text:p>
          </draw:text-box>
        </draw:frame>
        <draw:frame draw:style-name="gr1" draw:text-style-name="P2" draw:layer="layout" svg:width="16.123cm" svg:height="0.446cm" svg:x="2.808cm" svg:y="17.572cm">
          <draw:text-box>
            <text:p text:style-name="P1"><text:span text:style-name="T3">Kötü Amaçlı Yazılım</text:span><text:span text:style-name="T1">: Bir bilgisayarda karmaşaya neden olmak amacıyla </text:span></text:p>
          </draw:text-box>
        </draw:frame>
        <draw:frame draw:style-name="gr1" draw:text-style-name="P2" draw:layer="layout" svg:width="14.488cm" svg:height="0.446cm" svg:x="2.808cm" svg:y="18.152cm">
          <draw:text-box>
            <text:p text:style-name="P1"><text:span text:style-name="T1">tasarlanmış her tür kötü amaçlı yazılımı ifade eden genel bir </text:span></text:p>
          </draw:text-box>
        </draw:frame>
        <draw:frame draw:style-name="gr1" draw:text-style-name="P2" draw:layer="layout" svg:width="14.721cm" svg:height="0.446cm" svg:x="2.808cm" svg:y="18.732cm">
          <draw:text-box>
            <text:p text:style-name="P1"><text:span text:style-name="T2">terimdir. Tipik kötü </text:span><text:span text:style-name="T1">amaçlı yazılım (malware) türleri arasında </text:span></text:p>
          </draw:text-box>
        </draw:frame>
        <draw:polygon draw:style-name="gr2" draw:text-style-name="P3" draw:layer="layout" svg:width="0.017cm" svg:height="0.017cm" svg:x="2.54cm" svg:y="17.477cm" svg:viewBox="0 0 18 18" draw:points="0,18 18,18 18,0 0,0">
          <text:p/>
        </draw:polygon>
        <draw:polygon draw:style-name="gr2" draw:text-style-name="P3" draw:layer="layout" svg:width="16.648cm" svg:height="0.017cm" svg:x="2.557cm" svg:y="17.477cm" svg:viewBox="0 0 16649 18" draw:points="0,18 16649,18 16649,0 0,0">
          <text:p/>
        </draw:polygon>
        <draw:polygon draw:style-name="gr2" draw:text-style-name="P3" draw:layer="layout" svg:width="0.017cm" svg:height="0.017cm" svg:x="19.205cm" svg:y="17.477cm" svg:viewBox="0 0 18 18" draw:points="0,18 18,18 18,0 0,0">
          <text:p/>
        </draw:polygon>
        <draw:polygon draw:style-name="gr2" draw:text-style-name="P3" draw:layer="layout" svg:width="0.017cm" svg:height="2.324cm" svg:x="2.54cm" svg:y="17.494cm" svg:viewBox="0 0 18 2325" draw:points="0,2325 18,2325 18,0 0,0">
          <text:p/>
        </draw:polygon>
        <draw:polygon draw:style-name="gr2" draw:text-style-name="P3" draw:layer="layout" svg:width="0.017cm" svg:height="2.324cm" svg:x="19.205cm" svg:y="17.494cm" svg:viewBox="0 0 18 2325" draw:points="0,2325 18,2325 18,0 0,0">
          <text:p/>
        </draw:polygon>
        <draw:frame draw:style-name="gr1" draw:text-style-name="P2" draw:layer="layout" svg:width="15.424cm" svg:height="0.446cm" svg:x="2.808cm" svg:y="19.312cm">
          <draw:text-box>
            <text:p text:style-name="P1"><text:span text:style-name="T1">virüsler, Truva Atları, solucanlar ve fidye yazılımları yer alır. </text:span></text:p>
          </draw:text-box>
        </draw:frame>
        <draw:frame draw:style-name="gr1" draw:text-style-name="P2" draw:layer="layout" svg:width="14.256cm" svg:height="0.446cm" svg:x="2.808cm" svg:y="19.909cm">
          <draw:text-box>
            <text:p text:style-name="P1"><text:span text:style-name="T4">Ortadaki Adam (MitM)</text:span><text:span text:style-name="T1">: Bir saldırganın, işlemleri gözlemek ve </text:span></text:p>
          </draw:text-box>
        </draw:frame>
        <draw:frame draw:style-name="gr1" draw:text-style-name="P2" draw:layer="layout" svg:width="16.127cm" svg:height="0.446cm" svg:x="2.808cm" svg:y="20.489cm">
          <draw:text-box>
            <text:p text:style-name="P1"><text:span text:style-name="T1">kaydetmek amacıyla bir kullanıcı ile web sitesi arasındaki mesajları </text:span></text:p>
          </draw:text-box>
        </draw:frame>
        <draw:frame draw:style-name="gr1" draw:text-style-name="P2" draw:layer="layout" svg:width="15.424cm" svg:height="0.446cm" svg:x="2.808cm" svg:y="21.07cm">
          <draw:text-box>
            <text:p text:style-name="P1"><text:span text:style-name="T1">yakaladığı izinsiz giriş yöntemidir. MitM saldırıları, kimlik avı </text:span></text:p>
          </draw:text-box>
        </draw:frame>
        <draw:frame draw:style-name="gr1" draw:text-style-name="P2" draw:layer="layout" svg:width="14.488cm" svg:height="0.446cm" svg:x="2.808cm" svg:y="21.65cm">
          <draw:text-box>
            <text:p text:style-name="P1"><text:span text:style-name="T1">dolandırıcılığı ile site trafiğini yönlendirme saldırılarının </text:span></text:p>
          </draw:text-box>
        </draw:frame>
        <draw:frame draw:style-name="gr1" draw:text-style-name="P2" draw:layer="layout" svg:width="14.958cm" svg:height="0.446cm" svg:x="2.808cm" svg:y="22.23cm">
          <draw:text-box>
            <text:p text:style-name="P1"><text:span text:style-name="T1">gelişmiş türevleridir. Bir MitM saldırısında, bir web sitesinde </text:span></text:p>
          </draw:text-box>
        </draw:frame>
        <draw:frame draw:style-name="gr1" draw:text-style-name="P2" draw:layer="layout" svg:width="15.191cm" svg:height="0.446cm" svg:x="2.808cm" svg:y="22.81cm">
          <draw:text-box>
            <text:p text:style-name="P1"><text:span text:style-name="T1">oturum açmış olan bir kullanıcı, kendisi ile web sitesi arasında </text:span></text:p>
          </draw:text-box>
        </draw:frame>
        <draw:frame draw:style-name="gr1" draw:text-style-name="P2" draw:layer="layout" svg:width="15.894cm" svg:height="0.446cm" svg:x="2.808cm" svg:y="23.39cm">
          <draw:text-box>
            <text:p text:style-name="P1"><text:span text:style-name="T1">gönderilip alınan bilgilerinin aslında bir ara web sitesi üzerinden </text:span></text:p>
          </draw:text-box>
        </draw:frame>
        <draw:frame draw:style-name="gr1" draw:text-style-name="P2" draw:layer="layout" svg:width="16.127cm" svg:height="0.446cm" svg:x="2.808cm" svg:y="23.97cm">
          <draw:text-box>
            <text:p text:style-name="P1"><text:span text:style-name="T1">geçtiğinden habersizdir. Bir suçlu, herhangi bir özel bilgiyi görmek </text:span></text:p>
          </draw:text-box>
        </draw:frame>
        <draw:polygon draw:style-name="gr2" draw:text-style-name="P3" draw:layer="layout" svg:width="0.017cm" svg:height="0.017cm" svg:x="2.54cm" svg:y="19.818cm" svg:viewBox="0 0 18 18" draw:points="0,18 18,18 18,0 0,0">
          <text:p/>
        </draw:polygon>
        <draw:polygon draw:style-name="gr2" draw:text-style-name="P3" draw:layer="layout" svg:width="16.648cm" svg:height="0.017cm" svg:x="2.557cm" svg:y="19.818cm" svg:viewBox="0 0 16649 18" draw:points="0,18 16649,18 16649,0 0,0">
          <text:p/>
        </draw:polygon>
        <draw:polygon draw:style-name="gr2" draw:text-style-name="P3" draw:layer="layout" svg:width="0.017cm" svg:height="0.017cm" svg:x="19.205cm" svg:y="19.818cm" svg:viewBox="0 0 18 18" draw:points="0,18 18,18 18,0 0,0">
          <text:p/>
        </draw:polygon>
        <draw:polygon draw:style-name="gr2" draw:text-style-name="P3" draw:layer="layout" svg:width="0.017cm" svg:height="5.221cm" svg:x="2.54cm" svg:y="19.835cm" svg:viewBox="0 0 18 5222" draw:points="0,5222 18,5222 18,0 0,0">
          <text:p/>
        </draw:polygon>
        <draw:polygon draw:style-name="gr2" draw:text-style-name="P3" draw:layer="layout" svg:width="0.017cm" svg:height="0.017cm" svg:x="2.54cm" svg:y="25.056cm" svg:viewBox="0 0 18 18" draw:points="0,18 18,18 18,0 0,0">
          <text:p/>
        </draw:polygon>
        <draw:polygon draw:style-name="gr2" draw:text-style-name="P3" draw:layer="layout" svg:width="0.017cm" svg:height="0.017cm" svg:x="2.54cm" svg:y="25.056cm" svg:viewBox="0 0 18 18" draw:points="0,18 18,18 18,0 0,0">
          <text:p/>
        </draw:polygon>
        <draw:polygon draw:style-name="gr2" draw:text-style-name="P3" draw:layer="layout" svg:width="16.648cm" svg:height="0.017cm" svg:x="2.557cm" svg:y="25.056cm" svg:viewBox="0 0 16649 18" draw:points="0,18 16649,18 16649,0 0,0">
          <text:p/>
        </draw:polygon>
        <draw:polygon draw:style-name="gr2" draw:text-style-name="P3" draw:layer="layout" svg:width="0.017cm" svg:height="5.221cm" svg:x="19.205cm" svg:y="19.835cm" svg:viewBox="0 0 18 5222" draw:points="0,5222 18,5222 18,0 0,0">
          <text:p/>
        </draw:polygon>
        <draw:polygon draw:style-name="gr2" draw:text-style-name="P3" draw:layer="layout" svg:width="0.017cm" svg:height="0.017cm" svg:x="19.205cm" svg:y="25.056cm" svg:viewBox="0 0 18 18" draw:points="0,18 18,18 18,0 0,0">
          <text:p/>
        </draw:polygon>
        <draw:polygon draw:style-name="gr2" draw:text-style-name="P3" draw:layer="layout" svg:width="0.017cm" svg:height="0.017cm" svg:x="19.205cm" svg:y="25.056cm" svg:viewBox="0 0 18 18" draw:points="0,18 18,18 18,0 0,0">
          <text:p/>
        </draw:polygon>
        <draw:frame draw:style-name="gr1" draw:text-style-name="P2" draw:layer="layout" svg:width="15.89cm" svg:height="0.446cm" svg:x="2.808cm" svg:y="24.55cm">
          <draw:text-box>
            <text:p text:style-name="P1"><text:span text:style-name="T1">ve işlemlerde değişiklik yapmak </text:span><text:span text:style-name="T2">için ara web sitesini kullanabilir. </text:span></text:p>
          </draw:text-box>
        </draw:frame>
      </draw:page>
      <draw:page draw:name="page3" draw:style-name="dp1" draw:master-page-name="master-page3">
        <draw:frame draw:style-name="gr1" draw:text-style-name="P2" draw:layer="layout" svg:width="15.889cm" svg:height="0.446cm" svg:x="2.808cm" svg:y="2.631cm">
          <draw:text-box>
            <text:p text:style-name="P1"><text:span text:style-name="T3">Tek Kullanımlık Parola</text:span><text:span text:style-name="T1">: Tek oturum açma işleminde kullanılmak üzere </text:span></text:p>
          </draw:text-box>
        </draw:frame>
        <draw:frame draw:style-name="gr1" draw:text-style-name="P2" draw:layer="layout" svg:width="13.557cm" svg:height="0.446cm" svg:x="2.808cm" svg:y="3.211cm">
          <draw:text-box>
            <text:p text:style-name="P1"><text:span text:style-name="T1">oluşturulan bir paroladır. Zaman zaman, güvenli bir kanal </text:span></text:p>
          </draw:text-box>
        </draw:frame>
        <draw:polygon draw:style-name="gr2" draw:text-style-name="P3" draw:layer="layout" svg:width="0.017cm" svg:height="0.017cm" svg:x="2.54cm" svg:y="2.54cm" svg:viewBox="0 0 18 18" draw:points="0,18 18,18 18,0 0,0">
          <text:p/>
        </draw:polygon>
        <draw:polygon draw:style-name="gr2" draw:text-style-name="P3" draw:layer="layout" svg:width="0.017cm" svg:height="0.017cm" svg:x="2.54cm" svg:y="2.54cm" svg:viewBox="0 0 18 18" draw:points="0,18 18,18 18,0 0,0">
          <text:p/>
        </draw:polygon>
        <draw:polygon draw:style-name="gr2" draw:text-style-name="P3" draw:layer="layout" svg:width="16.648cm" svg:height="0.017cm" svg:x="2.557cm" svg:y="2.54cm" svg:viewBox="0 0 16649 18" draw:points="0,18 16649,18 16649,0 0,0">
          <text:p/>
        </draw:polygon>
        <draw:polygon draw:style-name="gr2" draw:text-style-name="P3" draw:layer="layout" svg:width="0.017cm" svg:height="0.017cm" svg:x="19.205cm" svg:y="2.54cm" svg:viewBox="0 0 18 18" draw:points="0,18 18,18 18,0 0,0">
          <text:p/>
        </draw:polygon>
        <draw:polygon draw:style-name="gr2" draw:text-style-name="P3" draw:layer="layout" svg:width="0.017cm" svg:height="0.017cm" svg:x="19.205cm" svg:y="2.54cm" svg:viewBox="0 0 18 18" draw:points="0,18 18,18 18,0 0,0">
          <text:p/>
        </draw:polygon>
        <draw:polygon draw:style-name="gr2" draw:text-style-name="P3" draw:layer="layout" svg:width="0.017cm" svg:height="1.741cm" svg:x="2.54cm" svg:y="2.556cm" svg:viewBox="0 0 18 1742" draw:points="0,1742 18,1742 18,0 0,0">
          <text:p/>
        </draw:polygon>
        <draw:polygon draw:style-name="gr2" draw:text-style-name="P3" draw:layer="layout" svg:width="0.017cm" svg:height="1.741cm" svg:x="19.205cm" svg:y="2.556cm" svg:viewBox="0 0 18 1742" draw:points="0,1742 18,1742 18,0 0,0">
          <text:p/>
        </draw:polygon>
        <draw:frame draw:style-name="gr1" draw:text-style-name="P2" draw:layer="layout" svg:width="14.726cm" svg:height="0.446cm" svg:x="2.808cm" svg:y="3.791cm">
          <draw:text-box>
            <text:p text:style-name="P1"><text:span text:style-name="T1">aracılığıyla istemci ile sunucu arasında gönderilir ve alınır. </text:span></text:p>
          </draw:text-box>
        </draw:frame>
        <draw:frame draw:style-name="gr1" draw:text-style-name="P2" draw:layer="layout" svg:width="16.123cm" svg:height="0.446cm" svg:x="2.808cm" svg:y="4.388cm">
          <draw:text-box>
            <text:p text:style-name="P1"><text:span text:style-name="T3">Açık Wi</text:span><text:span text:style-name="T4">-Fi</text:span><text:span text:style-name="T1">: Potansiyel olarak, bağlı olan kullanıcıların aygıtlarını </text:span></text:p>
          </draw:text-box>
        </draw:frame>
        <draw:frame draw:style-name="gr1" draw:text-style-name="P2" draw:layer="layout" svg:width="15.191cm" svg:height="0.446cm" svg:x="2.808cm" svg:y="4.896cm">
          <draw:text-box>
            <text:p text:style-name="P1"><text:span text:style-name="T1">ve etkinliğini (trafik) ağdaki diğer tüm kullanıcılara açık hale </text:span></text:p>
          </draw:text-box>
        </draw:frame>
        <draw:frame draw:style-name="gr1" draw:text-style-name="P2" draw:layer="layout" svg:width="15.894cm" svg:height="0.446cm" svg:x="2.808cm" svg:y="5.4cm">
          <draw:text-box>
            <text:p text:style-name="P1"><text:span text:style-name="T1">getiren, kısıtlamaların az olduğu ya da hiç bulunmadığı, halka açık </text:span></text:p>
          </draw:text-box>
        </draw:frame>
        <draw:polygon draw:style-name="gr2" draw:text-style-name="P3" draw:layer="layout" svg:width="0.017cm" svg:height="0.017cm" svg:x="2.54cm" svg:y="4.297cm" svg:viewBox="0 0 18 18" draw:points="0,18 18,18 18,0 0,0">
          <text:p/>
        </draw:polygon>
        <draw:polygon draw:style-name="gr2" draw:text-style-name="P3" draw:layer="layout" svg:width="16.648cm" svg:height="0.017cm" svg:x="2.557cm" svg:y="4.297cm" svg:viewBox="0 0 16649 18" draw:points="0,18 16649,18 16649,0 0,0">
          <text:p/>
        </draw:polygon>
        <draw:polygon draw:style-name="gr2" draw:text-style-name="P3" draw:layer="layout" svg:width="0.017cm" svg:height="0.017cm" svg:x="19.205cm" svg:y="4.297cm" svg:viewBox="0 0 18 18" draw:points="0,18 18,18 18,0 0,0">
          <text:p/>
        </draw:polygon>
        <draw:polygon draw:style-name="gr2" draw:text-style-name="P3" draw:layer="layout" svg:width="0.017cm" svg:height="2.019cm" svg:x="2.54cm" svg:y="4.314cm" svg:viewBox="0 0 18 2020" draw:points="0,2020 18,2020 18,0 0,0">
          <text:p/>
        </draw:polygon>
        <draw:polygon draw:style-name="gr2" draw:text-style-name="P3" draw:layer="layout" svg:width="0.017cm" svg:height="2.019cm" svg:x="19.205cm" svg:y="4.314cm" svg:viewBox="0 0 18 2020" draw:points="0,2020 18,2020 18,0 0,0">
          <text:p/>
        </draw:polygon>
        <draw:frame draw:style-name="gr1" draw:text-style-name="P2" draw:layer="layout" svg:width="2.572cm" svg:height="0.446cm" svg:x="2.808cm" svg:y="5.904cm">
          <draw:text-box>
            <text:p text:style-name="P1"><text:span text:style-name="T1">bir ağdır. </text:span></text:p>
          </draw:text-box>
        </draw:frame>
        <draw:frame draw:style-name="gr1" draw:text-style-name="P2" draw:layer="layout" svg:width="15.889cm" svg:height="0.446cm" svg:x="2.808cm" svg:y="6.424cm">
          <draw:text-box>
            <text:p text:style-name="P1"><text:span text:style-name="T4">Yama</text:span><text:span text:style-name="T1">: Bir "düzeltme" olarak yayınlanan yeni bir yazılım parçasıdır. </text:span></text:p>
          </draw:text-box>
        </draw:frame>
        <draw:frame draw:style-name="gr1" draw:text-style-name="P2" draw:layer="layout" svg:width="14.958cm" svg:height="0.446cm" svg:x="2.808cm" svg:y="7.004cm">
          <draw:text-box>
            <text:p text:style-name="P1"><text:span text:style-name="T1">Çoğu yazılımın oluşturulması binlerce satırlık programlama dili </text:span></text:p>
          </draw:text-box>
        </draw:frame>
        <draw:frame draw:style-name="gr1" draw:text-style-name="P2" draw:layer="layout" svg:width="15.657cm" svg:height="0.446cm" svg:x="2.808cm" svg:y="7.584cm">
          <draw:text-box>
            <text:p text:style-name="P1"><text:span text:style-name="T2">gerektirir, bu nedenle bir </text:span><text:span text:style-name="T1">geliştiricinin tüm güvenlik açıklarının </text:span></text:p>
          </draw:text-box>
        </draw:frame>
        <draw:frame draw:style-name="gr1" draw:text-style-name="P2" draw:layer="layout" svg:width="14.726cm" svg:height="0.446cm" svg:x="2.808cm" svg:y="8.164cm">
          <draw:text-box>
            <text:p text:style-name="P1"><text:span text:style-name="T1">kapatıldığından emin olması zordur. Giriş noktaları bilgisayar </text:span></text:p>
          </draw:text-box>
        </draw:frame>
        <draw:frame draw:style-name="gr1" draw:text-style-name="P2" draw:layer="layout" svg:width="15.894cm" svg:height="0.446cm" svg:x="2.808cm" svg:y="8.745cm">
          <draw:text-box>
            <text:p text:style-name="P1"><text:span text:style-name="T1">korsanları veya bir geliştirici tarafından keşfedildiğinde, yazılım </text:span></text:p>
          </draw:text-box>
        </draw:frame>
        <draw:frame draw:style-name="gr1" draw:text-style-name="P2" draw:layer="layout" svg:width="15.661cm" svg:height="0.446cm" svg:x="2.808cm" svg:y="9.325cm">
          <draw:text-box>
            <text:p text:style-name="P1"><text:span text:style-name="T1">satıcı firmaları genellikle düzeltme olarak yeni yazılım parçaları </text:span></text:p>
          </draw:text-box>
        </draw:frame>
        <draw:polygon draw:style-name="gr2" draw:text-style-name="P3" draw:layer="layout" svg:width="0.017cm" svg:height="0.017cm" svg:x="2.54cm" svg:y="6.333cm" svg:viewBox="0 0 18 18" draw:points="0,18 18,18 18,0 0,0">
          <text:p/>
        </draw:polygon>
        <draw:polygon draw:style-name="gr2" draw:text-style-name="P3" draw:layer="layout" svg:width="16.648cm" svg:height="0.017cm" svg:x="2.557cm" svg:y="6.333cm" svg:viewBox="0 0 16649 18" draw:points="0,18 16649,18 16649,0 0,0">
          <text:p/>
        </draw:polygon>
        <draw:polygon draw:style-name="gr2" draw:text-style-name="P3" draw:layer="layout" svg:width="0.017cm" svg:height="0.017cm" svg:x="19.205cm" svg:y="6.333cm" svg:viewBox="0 0 18 18" draw:points="0,18 18,18 18,0 0,0">
          <text:p/>
        </draw:polygon>
        <draw:polygon draw:style-name="gr2" draw:text-style-name="P3" draw:layer="layout" svg:width="0.017cm" svg:height="4.064cm" svg:x="2.54cm" svg:y="6.351cm" svg:viewBox="0 0 18 4065" draw:points="0,4065 18,4065 18,0 0,0">
          <text:p/>
        </draw:polygon>
        <draw:polygon draw:style-name="gr2" draw:text-style-name="P3" draw:layer="layout" svg:width="0.017cm" svg:height="4.064cm" svg:x="19.205cm" svg:y="6.351cm" svg:viewBox="0 0 18 4065" draw:points="0,4065 18,4065 18,0 0,0">
          <text:p/>
        </draw:polygon>
        <draw:frame draw:style-name="gr1" draw:text-style-name="P2" draw:layer="layout" svg:width="2.572cm" svg:height="0.446cm" svg:x="2.808cm" svg:y="9.909cm">
          <draw:text-box>
            <text:p text:style-name="P1"><text:span text:style-name="T1">yayınlar. <text:s/></text:span></text:p>
          </draw:text-box>
        </draw:frame>
        <draw:frame draw:style-name="gr1" draw:text-style-name="P2" draw:layer="layout" svg:width="14.488cm" svg:height="0.446cm" svg:x="2.808cm" svg:y="10.506cm">
          <draw:text-box>
            <text:p text:style-name="P1"><text:span text:style-name="T4">Kimli</text:span><text:span text:style-name="T3">k Avı Dolandırıcılığı (Saldırısı): </text:span><text:span text:style-name="T1">Bilgisayar korsanları </text:span></text:p>
          </draw:text-box>
        </draw:frame>
        <draw:frame draw:style-name="gr1" draw:text-style-name="P2" draw:layer="layout" svg:width="14.958cm" svg:height="0.446cm" svg:x="2.808cm" svg:y="11.086cm">
          <draw:text-box>
            <text:p text:style-name="P1"><text:span text:style-name="T1">tarafından parolalar, banka hesapları veya kredi kartları dahil </text:span></text:p>
          </draw:text-box>
        </draw:frame>
        <draw:frame draw:style-name="gr1" draw:text-style-name="P2" draw:layer="layout" svg:width="15.424cm" svg:height="0.446cm" svg:x="2.808cm" svg:y="11.666cm">
          <draw:text-box>
            <text:p text:style-name="P1"><text:span text:style-name="T1">olmak üzere hassas bilgilerin ele geçirilmesi için kullanılan bir </text:span></text:p>
          </draw:text-box>
        </draw:frame>
        <draw:frame draw:style-name="gr1" draw:text-style-name="P2" draw:layer="layout" svg:width="16.127cm" svg:height="0.446cm" svg:x="2.808cm" svg:y="12.246cm">
          <draw:text-box>
            <text:p text:style-name="P1"><text:span text:style-name="T1">yöntemdir. Genellikle, kullanıcıya beklenmedik bir zamanda yasal bir </text:span></text:p>
          </draw:text-box>
        </draw:frame>
        <draw:frame draw:style-name="gr1" draw:text-style-name="P2" draw:layer="layout" svg:width="14.721cm" svg:height="0.446cm" svg:x="2.808cm" svg:y="12.826cm">
          <draw:text-box>
            <text:p text:style-name="P1"><text:span text:style-name="T1">kaynaktan gönderilmiş gibi görünen bir e</text:span><text:span text:style-name="T2">-posta gönderilir. Bir </text:span></text:p>
          </draw:text-box>
        </draw:frame>
        <draw:frame draw:style-name="gr1" draw:text-style-name="P2" draw:layer="layout" svg:width="15.424cm" svg:height="0.446cm" svg:x="2.808cm" svg:y="13.406cm">
          <draw:text-box>
            <text:p text:style-name="P1"><text:span text:style-name="T1">bilgisayar korsanı, pek çok durumda, alıcıyı banka bilgileri gibi </text:span></text:p>
          </draw:text-box>
        </draw:frame>
        <draw:frame draw:style-name="gr1" draw:text-style-name="P2" draw:layer="layout" svg:width="15.661cm" svg:height="0.446cm" svg:x="2.808cm" svg:y="13.986cm">
          <draw:text-box>
            <text:p text:style-name="P1"><text:span text:style-name="T1">ele geçirmeye çalıştığı bilgilerle yanıt vermesi ya da kötü amaçlı </text:span></text:p>
          </draw:text-box>
        </draw:frame>
        <draw:frame draw:style-name="gr1" draw:text-style-name="P2" draw:layer="layout" svg:width="15.661cm" svg:height="0.446cm" svg:x="2.808cm" svg:y="14.567cm">
          <draw:text-box>
            <text:p text:style-name="P1"><text:span text:style-name="T1">bir bağlantıyı tıklaması veya bir eki çalıştırması için kandırmaya </text:span></text:p>
          </draw:text-box>
        </draw:frame>
        <draw:polygon draw:style-name="gr2" draw:text-style-name="P3" draw:layer="layout" svg:width="0.017cm" svg:height="0.017cm" svg:x="2.54cm" svg:y="10.415cm" svg:viewBox="0 0 18 18" draw:points="0,18 18,18 18,0 0,0">
          <text:p/>
        </draw:polygon>
        <draw:polygon draw:style-name="gr2" draw:text-style-name="P3" draw:layer="layout" svg:width="16.648cm" svg:height="0.017cm" svg:x="2.557cm" svg:y="10.415cm" svg:viewBox="0 0 16649 18" draw:points="0,18 16649,18 16649,0 0,0">
          <text:p/>
        </draw:polygon>
        <draw:polygon draw:style-name="gr2" draw:text-style-name="P3" draw:layer="layout" svg:width="0.017cm" svg:height="0.017cm" svg:x="19.205cm" svg:y="10.415cm" svg:viewBox="0 0 18 18" draw:points="0,18 18,18 18,0 0,0">
          <text:p/>
        </draw:polygon>
        <draw:polygon draw:style-name="gr2" draw:text-style-name="P3" draw:layer="layout" svg:width="0.017cm" svg:height="5.221cm" svg:x="2.54cm" svg:y="10.432cm" svg:viewBox="0 0 18 5222" draw:points="0,5222 18,5222 18,0 0,0">
          <text:p/>
        </draw:polygon>
        <draw:polygon draw:style-name="gr2" draw:text-style-name="P3" draw:layer="layout" svg:width="0.017cm" svg:height="5.221cm" svg:x="19.205cm" svg:y="10.432cm" svg:viewBox="0 0 18 5222" draw:points="0,5222 18,5222 18,0 0,0">
          <text:p/>
        </draw:polygon>
        <draw:frame draw:style-name="gr1" draw:text-style-name="P2" draw:layer="layout" svg:width="2.102cm" svg:height="0.446cm" svg:x="2.808cm" svg:y="15.147cm">
          <draw:text-box>
            <text:p text:style-name="P1"><text:span text:style-name="T1">çalışır. </text:span></text:p>
          </draw:text-box>
        </draw:frame>
        <draw:frame draw:style-name="gr1" draw:text-style-name="P2" draw:layer="layout" svg:width="15.89cm" svg:height="0.446cm" svg:x="2.808cm" svg:y="15.744cm">
          <draw:text-box>
            <text:p text:style-name="P1"><text:span text:style-name="T3">Fidye Yazılımı</text:span><text:span text:style-name="T1">: Bir bilgisayardaki dosyalara erişimi kasıtlı olarak </text:span></text:p>
          </draw:text-box>
        </draw:frame>
        <draw:frame draw:style-name="gr1" draw:text-style-name="P2" draw:layer="layout" svg:width="16.127cm" svg:height="0.446cm" svg:x="2.808cm" svg:y="16.324cm">
          <draw:text-box>
            <text:p text:style-name="P1"><text:span text:style-name="T1">engelleyen bir tür kötü amaçlı yazılımdır. Bir bilgisayara bu amaçla </text:span></text:p>
          </draw:text-box>
        </draw:frame>
        <draw:frame draw:style-name="gr1" draw:text-style-name="P2" draw:layer="layout" svg:width="15.894cm" svg:height="0.446cm" svg:x="2.808cm" svg:y="16.903cm">
          <draw:text-box>
            <text:p text:style-name="P1"><text:span text:style-name="T1">tasarlanmış bir kötü amaçlı yazılım bulaşırsa, yazılım tipik olarak </text:span></text:p>
          </draw:text-box>
        </draw:frame>
        <draw:frame draw:style-name="gr1" draw:text-style-name="P2" draw:layer="layout" svg:width="14.489cm" svg:height="0.446cm" svg:x="2.808cm" svg:y="17.483cm">
          <draw:text-box>
            <text:p text:style-name="P1"><text:span text:style-name="T1">dosyaları şifreler ve şifrelerinin </text:span><text:span text:style-name="T2">çözülmesi için bir "fidye" </text:span></text:p>
          </draw:text-box>
        </draw:frame>
        <draw:polygon draw:style-name="gr2" draw:text-style-name="P3" draw:layer="layout" svg:width="0.017cm" svg:height="0.017cm" svg:x="2.54cm" svg:y="15.653cm" svg:viewBox="0 0 18 18" draw:points="0,18 18,18 18,0 0,0">
          <text:p/>
        </draw:polygon>
        <draw:polygon draw:style-name="gr2" draw:text-style-name="P3" draw:layer="layout" svg:width="16.648cm" svg:height="0.017cm" svg:x="2.557cm" svg:y="15.653cm" svg:viewBox="0 0 16649 18" draw:points="0,18 16649,18 16649,0 0,0">
          <text:p/>
        </draw:polygon>
        <draw:polygon draw:style-name="gr2" draw:text-style-name="P3" draw:layer="layout" svg:width="0.017cm" svg:height="0.017cm" svg:x="19.205cm" svg:y="15.653cm" svg:viewBox="0 0 18 18" draw:points="0,18 18,18 18,0 0,0">
          <text:p/>
        </draw:polygon>
        <draw:polygon draw:style-name="gr2" draw:text-style-name="P3" draw:layer="layout" svg:width="0.017cm" svg:height="2.899cm" svg:x="2.54cm" svg:y="15.67cm" svg:viewBox="0 0 18 2900" draw:points="0,2900 18,2900 18,0 0,0">
          <text:p/>
        </draw:polygon>
        <draw:polygon draw:style-name="gr2" draw:text-style-name="P3" draw:layer="layout" svg:width="0.017cm" svg:height="2.899cm" svg:x="19.205cm" svg:y="15.67cm" svg:viewBox="0 0 18 2900" draw:points="0,2900 18,2900 18,0 0,0">
          <text:p/>
        </draw:polygon>
        <draw:frame draw:style-name="gr1" draw:text-style-name="P2" draw:layer="layout" svg:width="5.374cm" svg:height="0.446cm" svg:x="2.808cm" svg:y="18.063cm">
          <draw:text-box>
            <text:p text:style-name="P1"><text:span text:style-name="T2">ödenmesini talep eder. </text:span></text:p>
          </draw:text-box>
        </draw:frame>
        <draw:frame draw:style-name="gr1" draw:text-style-name="P2" draw:layer="layout" svg:width="16.123cm" svg:height="0.446cm" svg:x="2.808cm" svg:y="18.665cm">
          <draw:text-box>
            <text:p text:style-name="P1"><text:span text:style-name="T4">Belirteç</text:span><text:span text:style-name="T1">: Bir ağ hizmetine erişim için yetki veren bir öğedir. Genel </text:span></text:p>
          </draw:text-box>
        </draw:frame>
        <draw:frame draw:style-name="gr1" draw:text-style-name="P2" draw:layer="layout" svg:width="15.191cm" svg:height="0.446cm" svg:x="2.808cm" svg:y="19.245cm">
          <draw:text-box>
            <text:p text:style-name="P1"><text:span text:style-name="T1">olarak, bir donanım güvenliği belirteci ya da kimlik doğrulaması </text:span></text:p>
          </draw:text-box>
        </draw:frame>
        <draw:frame draw:style-name="gr1" draw:text-style-name="P2" draw:layer="layout" svg:width="16.359cm" svg:height="0.446cm" svg:x="2.808cm" svg:y="19.824cm">
          <draw:text-box>
            <text:p text:style-name="P1"><text:span text:style-name="T1">belirteci, kullanıcıların bir ağ hizmetine erişime yetki v</text:span><text:span text:style-name="T2">ermesi için </text:span></text:p>
          </draw:text-box>
        </draw:frame>
        <draw:frame draw:style-name="gr1" draw:text-style-name="P2" draw:layer="layout" svg:width="15.894cm" svg:height="0.446cm" svg:x="2.808cm" svg:y="20.404cm">
          <draw:text-box>
            <text:p text:style-name="P1"><text:span text:style-name="T1">yanında taşıdığı akıllı kartlar ve anahtarlıklar gibi küçük donanım </text:span></text:p>
          </draw:text-box>
        </draw:frame>
        <draw:polygon draw:style-name="gr2" draw:text-style-name="P3" draw:layer="layout" svg:width="0.017cm" svg:height="0.017cm" svg:x="2.54cm" svg:y="18.569cm" svg:viewBox="0 0 18 18" draw:points="0,18 18,18 18,0 0,0">
          <text:p/>
        </draw:polygon>
        <draw:polygon draw:style-name="gr2" draw:text-style-name="P3" draw:layer="layout" svg:width="16.648cm" svg:height="0.017cm" svg:x="2.557cm" svg:y="18.569cm" svg:viewBox="0 0 16649 18" draw:points="0,18 16649,18 16649,0 0,0">
          <text:p/>
        </draw:polygon>
        <draw:polygon draw:style-name="gr2" draw:text-style-name="P3" draw:layer="layout" svg:width="0.017cm" svg:height="0.017cm" svg:x="19.205cm" svg:y="18.569cm" svg:viewBox="0 0 18 18" draw:points="0,18 18,18 18,0 0,0">
          <text:p/>
        </draw:polygon>
        <draw:polygon draw:style-name="gr2" draw:text-style-name="P3" draw:layer="layout" svg:width="0.017cm" svg:height="2.904cm" svg:x="2.54cm" svg:y="18.587cm" svg:viewBox="0 0 18 2905" draw:points="0,2905 18,2905 18,0 0,0">
          <text:p/>
        </draw:polygon>
        <draw:polygon draw:style-name="gr2" draw:text-style-name="P3" draw:layer="layout" svg:width="0.017cm" svg:height="2.904cm" svg:x="19.205cm" svg:y="18.587cm" svg:viewBox="0 0 18 2905" draw:points="0,2905 18,2905 18,0 0,0">
          <text:p/>
        </draw:polygon>
        <draw:frame draw:style-name="gr1" draw:text-style-name="P2" draw:layer="layout" svg:width="5.611cm" svg:height="0.446cm" svg:x="2.808cm" svg:y="20.985cm">
          <draw:text-box>
            <text:p text:style-name="P1"><text:span text:style-name="T1">aygıtlarını ifade eder. </text:span></text:p>
          </draw:text-box>
        </draw:frame>
        <draw:frame draw:style-name="gr1" draw:text-style-name="P2" draw:layer="layout" svg:width="14.954cm" svg:height="0.446cm" svg:x="2.808cm" svg:y="21.582cm">
          <draw:text-box>
            <text:p text:style-name="P1"><text:span text:style-name="T3">Truva Atı</text:span><text:span text:style-name="T1">: Genellikle bir bilgisayar korsanının bir bilgisayara </text:span></text:p>
          </draw:text-box>
        </draw:frame>
        <draw:frame draw:style-name="gr1" draw:text-style-name="P2" draw:layer="layout" svg:width="16.127cm" svg:height="0.446cm" svg:x="2.808cm" svg:y="22.162cm">
          <draw:text-box>
            <text:p text:style-name="P1"><text:span text:style-name="T1">uzaktan erişim elde etmesine olanak sağlayan bir kötü amaçlı yazılım </text:span></text:p>
          </draw:text-box>
        </draw:frame>
        <draw:frame draw:style-name="gr1" draw:text-style-name="P2" draw:layer="layout" svg:width="14.256cm" svg:height="0.446cm" svg:x="2.808cm" svg:y="22.742cm">
          <draw:text-box>
            <text:p text:style-name="P1"><text:span text:style-name="T1">parçasıdır. Truva Atı bulaşmış olan bir sistem, bir suçlunun </text:span></text:p>
          </draw:text-box>
        </draw:frame>
        <draw:frame draw:style-name="gr1" draw:text-style-name="P2" draw:layer="layout" svg:width="14.958cm" svg:height="0.446cm" svg:x="2.808cm" svg:y="23.322cm">
          <draw:text-box>
            <text:p text:style-name="P1"><text:span text:style-name="T1">dosyaları karşıdan yüklemesi ya da kullanıcının tuş vuruşlarını </text:span></text:p>
          </draw:text-box>
        </draw:frame>
        <draw:polygon draw:style-name="gr2" draw:text-style-name="P3" draw:layer="layout" svg:width="0.017cm" svg:height="0.017cm" svg:x="2.54cm" svg:y="21.491cm" svg:viewBox="0 0 18 18" draw:points="0,18 18,18 18,0 0,0">
          <text:p/>
        </draw:polygon>
        <draw:polygon draw:style-name="gr2" draw:text-style-name="P3" draw:layer="layout" svg:width="16.648cm" svg:height="0.017cm" svg:x="2.557cm" svg:y="21.491cm" svg:viewBox="0 0 16649 18" draw:points="0,18 16649,18 16649,0 0,0">
          <text:p/>
        </draw:polygon>
        <draw:polygon draw:style-name="gr2" draw:text-style-name="P3" draw:layer="layout" svg:width="0.017cm" svg:height="0.017cm" svg:x="19.205cm" svg:y="21.491cm" svg:viewBox="0 0 18 18" draw:points="0,18 18,18 18,0 0,0">
          <text:p/>
        </draw:polygon>
        <draw:polygon draw:style-name="gr2" draw:text-style-name="P3" draw:layer="layout" svg:width="0.017cm" svg:height="2.9cm" svg:x="2.54cm" svg:y="21.508cm" svg:viewBox="0 0 18 2901" draw:points="0,2901 18,2901 18,0 0,0">
          <text:p/>
        </draw:polygon>
        <draw:polygon draw:style-name="gr2" draw:text-style-name="P3" draw:layer="layout" svg:width="0.017cm" svg:height="0.017cm" svg:x="2.54cm" svg:y="24.408cm" svg:viewBox="0 0 18 18" draw:points="0,18 18,18 18,0 0,0">
          <text:p/>
        </draw:polygon>
        <draw:polygon draw:style-name="gr2" draw:text-style-name="P3" draw:layer="layout" svg:width="0.017cm" svg:height="0.017cm" svg:x="2.54cm" svg:y="24.408cm" svg:viewBox="0 0 18 18" draw:points="0,18 18,18 18,0 0,0">
          <text:p/>
        </draw:polygon>
        <draw:polygon draw:style-name="gr2" draw:text-style-name="P3" draw:layer="layout" svg:width="16.648cm" svg:height="0.017cm" svg:x="2.557cm" svg:y="24.408cm" svg:viewBox="0 0 16649 18" draw:points="0,18 16649,18 16649,0 0,0">
          <text:p/>
        </draw:polygon>
        <draw:polygon draw:style-name="gr2" draw:text-style-name="P3" draw:layer="layout" svg:width="0.017cm" svg:height="2.9cm" svg:x="19.205cm" svg:y="21.508cm" svg:viewBox="0 0 18 2901" draw:points="0,2901 18,2901 18,0 0,0">
          <text:p/>
        </draw:polygon>
        <draw:polygon draw:style-name="gr2" draw:text-style-name="P3" draw:layer="layout" svg:width="0.017cm" svg:height="0.017cm" svg:x="19.205cm" svg:y="24.408cm" svg:viewBox="0 0 18 18" draw:points="0,18 18,18 18,0 0,0">
          <text:p/>
        </draw:polygon>
        <draw:polygon draw:style-name="gr2" draw:text-style-name="P3" draw:layer="layout" svg:width="0.017cm" svg:height="0.017cm" svg:x="19.205cm" svg:y="24.408cm" svg:viewBox="0 0 18 18" draw:points="0,18 18,18 18,0 0,0">
          <text:p/>
        </draw:polygon>
        <draw:frame draw:style-name="gr1" draw:text-style-name="P2" draw:layer="layout" svg:width="9.582cm" svg:height="0.446cm" svg:x="2.808cm" svg:y="23.902cm">
          <draw:text-box>
            <text:p text:style-name="P1"><text:span text:style-name="T1">izlemesi için bir giriş noktası yaratır. </text:span></text:p>
          </draw:text-box>
        </draw:frame>
      </draw:page>
      <draw:page draw:name="page4" draw:style-name="dp1" draw:master-page-name="master-page3">
        <draw:frame draw:style-name="gr1" draw:text-style-name="P2" draw:layer="layout" svg:width="14.721cm" svg:height="0.446cm" svg:x="2.808cm" svg:y="2.631cm">
          <draw:text-box>
            <text:p text:style-name="P1"><text:span text:style-name="T3">İki Faktörlü Kimlik Doğrulaması</text:span><text:span text:style-name="T1">: Bir kullanıcının iddia ettiği </text:span></text:p>
          </draw:text-box>
        </draw:frame>
        <draw:polygon draw:style-name="gr2" draw:text-style-name="P3" draw:layer="layout" svg:width="0.017cm" svg:height="0.017cm" svg:x="2.54cm" svg:y="2.54cm" svg:viewBox="0 0 18 18" draw:points="0,18 18,18 18,0 0,0">
          <text:p/>
        </draw:polygon>
        <draw:polygon draw:style-name="gr2" draw:text-style-name="P3" draw:layer="layout" svg:width="0.017cm" svg:height="0.017cm" svg:x="2.54cm" svg:y="2.54cm" svg:viewBox="0 0 18 18" draw:points="0,18 18,18 18,0 0,0">
          <text:p/>
        </draw:polygon>
        <draw:polygon draw:style-name="gr2" draw:text-style-name="P3" draw:layer="layout" svg:width="16.648cm" svg:height="0.017cm" svg:x="2.557cm" svg:y="2.54cm" svg:viewBox="0 0 16649 18" draw:points="0,18 16649,18 16649,0 0,0">
          <text:p/>
        </draw:polygon>
        <draw:polygon draw:style-name="gr2" draw:text-style-name="P3" draw:layer="layout" svg:width="0.017cm" svg:height="0.017cm" svg:x="19.205cm" svg:y="2.54cm" svg:viewBox="0 0 18 18" draw:points="0,18 18,18 18,0 0,0">
          <text:p/>
        </draw:polygon>
        <draw:polygon draw:style-name="gr2" draw:text-style-name="P3" draw:layer="layout" svg:width="0.017cm" svg:height="0.017cm" svg:x="19.205cm" svg:y="2.54cm" svg:viewBox="0 0 18 18" draw:points="0,18 18,18 18,0 0,0">
          <text:p/>
        </draw:polygon>
        <draw:polygon draw:style-name="gr2" draw:text-style-name="P3" draw:layer="layout" svg:width="0.017cm" svg:height="1.009cm" svg:x="2.54cm" svg:y="2.556cm" svg:viewBox="0 0 18 1010" draw:points="0,1010 18,1010 18,0 0,0">
          <text:p/>
        </draw:polygon>
        <draw:polygon draw:style-name="gr2" draw:text-style-name="P3" draw:layer="layout" svg:width="0.017cm" svg:height="1.009cm" svg:x="19.205cm" svg:y="2.556cm" svg:viewBox="0 0 18 1010" draw:points="0,1010 18,1010 18,0 0,0">
          <text:p/>
        </draw:polygon>
        <draw:frame draw:style-name="gr1" draw:text-style-name="P2" draw:layer="layout" svg:width="15.661cm" svg:height="0.446cm" svg:x="2.808cm" svg:y="3.135cm">
          <draw:text-box>
            <text:p text:style-name="P1"><text:span text:style-name="T1">kimliğinin doğrulanması için iki farklı bileşenin kullanılmasıdır. </text:span></text:p>
          </draw:text-box>
        </draw:frame>
        <draw:frame draw:style-name="gr1" draw:text-style-name="P2" draw:layer="layout" svg:width="16.359cm" svg:height="0.446cm" svg:x="2.74cm" svg:y="3.66cm">
          <draw:text-box>
            <text:p text:style-name="P1"><text:span text:style-name="T4">Virüs</text:span><text:span text:style-name="T1">: Kişisel bilgisayarlara yönelik bir tür kötü amaçlı yazılımdır. </text:span></text:p>
          </draw:text-box>
        </draw:frame>
        <draw:frame draw:style-name="gr1" draw:text-style-name="P2" draw:layer="layout" svg:width="14.488cm" svg:height="0.446cm" svg:x="2.74cm" svg:y="4.164cm">
          <draw:text-box>
            <text:p text:style-name="P1"><text:span text:style-name="T1">Virüsler, ilk olarak disketlerin kullanımıyla birlikte ortaya </text:span></text:p>
          </draw:text-box>
        </draw:frame>
        <draw:frame draw:style-name="gr1" draw:text-style-name="P2" draw:layer="layout" svg:width="14.726cm" svg:height="0.446cm" svg:x="2.74cm" svg:y="4.667cm">
          <draw:text-box>
            <text:p text:style-name="P1"><text:span text:style-name="T1">çıkmıştır. Virüsler, tipik olarak bir bilgisayardaki bilgileri </text:span></text:p>
          </draw:text-box>
        </draw:frame>
        <draw:frame draw:style-name="gr1" draw:text-style-name="P2" draw:layer="layout" svg:width="15.894cm" svg:height="0.446cm" svg:x="2.74cm" svg:y="5.171cm">
          <draw:text-box>
            <text:p text:style-name="P1"><text:span text:style-name="T1">bozmayı, silmeyi veya değiştirmeyi ve ardından diğer bilgisayarlara </text:span></text:p>
          </draw:text-box>
        </draw:frame>
        <draw:frame draw:style-name="gr1" draw:text-style-name="P2" draw:layer="layout" svg:width="15.191cm" svg:height="0.446cm" svg:x="2.74cm" svg:y="5.675cm">
          <draw:text-box>
            <text:p text:style-name="P1"><text:span text:style-name="T1">yayılmayı amaçlar ve bazıları aynı zamanda fiziksel hasara neden </text:span></text:p>
          </draw:text-box>
        </draw:frame>
        <draw:polygon draw:style-name="gr2" draw:text-style-name="P3" draw:layer="layout" svg:width="0.017cm" svg:height="0.017cm" svg:x="2.54cm" svg:y="3.565cm" svg:viewBox="0 0 18 18" draw:points="0,18 18,18 18,0 0,0">
          <text:p/>
        </draw:polygon>
        <draw:polygon draw:style-name="gr2" draw:text-style-name="P3" draw:layer="layout" svg:width="16.648cm" svg:height="0.017cm" svg:x="2.557cm" svg:y="3.565cm" svg:viewBox="0 0 16649 18" draw:points="0,18 16649,18 16649,0 0,0">
          <text:p/>
        </draw:polygon>
        <draw:polygon draw:style-name="gr2" draw:text-style-name="P3" draw:layer="layout" svg:width="0.017cm" svg:height="0.017cm" svg:x="19.205cm" svg:y="3.565cm" svg:viewBox="0 0 18 18" draw:points="0,18 18,18 18,0 0,0">
          <text:p/>
        </draw:polygon>
        <draw:polygon draw:style-name="gr2" draw:text-style-name="P3" draw:layer="layout" svg:width="0.017cm" svg:height="3.031cm" svg:x="2.54cm" svg:y="3.582cm" svg:viewBox="0 0 18 3032" draw:points="0,3032 18,3032 18,0 0,0">
          <text:p/>
        </draw:polygon>
        <draw:polygon draw:style-name="gr2" draw:text-style-name="P3" draw:layer="layout" svg:width="0.017cm" svg:height="3.031cm" svg:x="19.205cm" svg:y="3.582cm" svg:viewBox="0 0 18 3032" draw:points="0,3032 18,3032 18,0 0,0">
          <text:p/>
        </draw:polygon>
        <draw:frame draw:style-name="gr1" draw:text-style-name="P2" draw:layer="layout" svg:width="2.339cm" svg:height="0.446cm" svg:x="2.74cm" svg:y="6.179cm">
          <draw:text-box>
            <text:p text:style-name="P1"><text:span text:style-name="T2">olabilir. </text:span></text:p>
          </draw:text-box>
        </draw:frame>
        <draw:frame draw:style-name="gr1" draw:text-style-name="P2" draw:layer="layout" svg:width="15.89cm" svg:height="0.446cm" svg:x="2.808cm" svg:y="6.704cm">
          <draw:text-box>
            <text:p text:style-name="P1"><text:span text:style-name="T3">Sanal Özel Ağ (VPN)</text:span><text:span text:style-name="T1">: Bir kullanıcının İnternet'i kullanırken anonim </text:span></text:p>
          </draw:text-box>
        </draw:frame>
        <draw:frame draw:style-name="gr1" draw:text-style-name="P2" draw:layer="layout" svg:width="14.726cm" svg:height="0.446cm" svg:x="2.808cm" svg:y="7.284cm">
          <draw:text-box>
            <text:p text:style-name="P1"><text:span text:style-name="T1">olarak kalmasına imkan tanıyan bir araçtır. Bir VPN, lokasyonu </text:span></text:p>
          </draw:text-box>
        </draw:frame>
        <draw:frame draw:style-name="gr1" draw:text-style-name="P2" draw:layer="layout" svg:width="16.123cm" svg:height="0.446cm" svg:x="2.808cm" svg:y="7.864cm">
          <draw:text-box>
            <text:p text:style-name="P1"><text:span text:style-name="T2">gizleyerek ve kull</text:span><text:span text:style-name="T1">anıcının bilgisayarı ile ziyaret ettiği web sitesi </text:span></text:p>
          </draw:text-box>
        </draw:frame>
        <draw:polygon draw:style-name="gr2" draw:text-style-name="P3" draw:layer="layout" svg:width="0.017cm" svg:height="0.017cm" svg:x="2.54cm" svg:y="6.613cm" svg:viewBox="0 0 18 18" draw:points="0,18 18,18 18,0 0,0">
          <text:p/>
        </draw:polygon>
        <draw:polygon draw:style-name="gr2" draw:text-style-name="P3" draw:layer="layout" svg:width="16.648cm" svg:height="0.017cm" svg:x="2.557cm" svg:y="6.613cm" svg:viewBox="0 0 16649 18" draw:points="0,18 16649,18 16649,0 0,0">
          <text:p/>
        </draw:polygon>
        <draw:polygon draw:style-name="gr2" draw:text-style-name="P3" draw:layer="layout" svg:width="0.017cm" svg:height="0.017cm" svg:x="19.205cm" svg:y="6.613cm" svg:viewBox="0 0 18 18" draw:points="0,18 18,18 18,0 0,0">
          <text:p/>
        </draw:polygon>
        <draw:polygon draw:style-name="gr2" draw:text-style-name="P3" draw:layer="layout" svg:width="0.017cm" svg:height="2.321cm" svg:x="2.54cm" svg:y="6.63cm" svg:viewBox="0 0 18 2322" draw:points="0,2322 18,2322 18,0 0,0">
          <text:p/>
        </draw:polygon>
        <draw:polygon draw:style-name="gr2" draw:text-style-name="P3" draw:layer="layout" svg:width="0.017cm" svg:height="2.321cm" svg:x="19.205cm" svg:y="6.63cm" svg:viewBox="0 0 18 2322" draw:points="0,2322 18,2322 18,0 0,0">
          <text:p/>
        </draw:polygon>
        <draw:frame draw:style-name="gr1" draw:text-style-name="P2" draw:layer="layout" svg:width="15.661cm" svg:height="0.446cm" svg:x="2.808cm" svg:y="8.444cm">
          <draw:text-box>
            <text:p text:style-name="P1"><text:span text:style-name="T1">arasında aktarıldığı sırada trafiği şifreleyerek anonimlik sağlar. </text:span></text:p>
          </draw:text-box>
        </draw:frame>
        <draw:frame draw:style-name="gr1" draw:text-style-name="P2" draw:layer="layout" svg:width="15.889cm" svg:height="0.446cm" svg:x="2.808cm" svg:y="9.041cm">
          <draw:text-box>
            <text:p text:style-name="P1"><text:span text:style-name="T3">Su Kaynağı (Saldırısı)</text:span><text:span text:style-name="T1">: Belirli bir hedef kitlenin sıklıkla ziyaret </text:span></text:p>
          </draw:text-box>
        </draw:frame>
        <draw:frame draw:style-name="gr1" draw:text-style-name="P2" draw:layer="layout" svg:width="15.424cm" svg:height="0.446cm" svg:x="2.808cm" svg:y="9.621cm">
          <draw:text-box>
            <text:p text:style-name="P1"><text:span text:style-name="T1">ettiği bir web sitesine kötü amaçlı kod yerleştirerek belirli bir </text:span></text:p>
          </draw:text-box>
        </draw:frame>
        <draw:frame draw:style-name="gr1" draw:text-style-name="P2" draw:layer="layout" svg:width="15.89cm" svg:height="0.446cm" svg:x="2.808cm" svg:y="10.201cm">
          <draw:text-box>
            <text:p text:style-name="P1"><text:span text:style-name="T2">ilg</text:span><text:span text:style-name="T1">i alanına sahip olan bir grubu hedefleyen bir saldırıdır. Örnek: </text:span></text:p>
          </draw:text-box>
        </draw:frame>
        <draw:frame draw:style-name="gr1" draw:text-style-name="P2" draw:layer="layout" svg:width="15.424cm" svg:height="0.446cm" svg:x="2.808cm" svg:y="10.781cm">
          <draw:text-box>
            <text:p text:style-name="P1"><text:span text:style-name="T1">2013 yılında, bazı enerji ve altyapı hizmetleri şirketlerinin web </text:span></text:p>
          </draw:text-box>
        </draw:frame>
        <draw:frame draw:style-name="gr1" draw:text-style-name="P2" draw:layer="layout" svg:width="16.127cm" svg:height="0.446cm" svg:x="2.808cm" svg:y="11.361cm">
          <draw:text-box>
            <text:p text:style-name="P1"><text:span text:style-name="T1">sitelerini ziyaret edenler, bilgisayarlarına bulaşabilen kötü amaçlı </text:span></text:p>
          </draw:text-box>
        </draw:frame>
        <draw:polygon draw:style-name="gr2" draw:text-style-name="P3" draw:layer="layout" svg:width="0.017cm" svg:height="0.016cm" svg:x="2.54cm" svg:y="8.951cm" svg:viewBox="0 0 18 17" draw:points="0,17 18,17 18,0 0,0">
          <text:p/>
        </draw:polygon>
        <draw:polygon draw:style-name="gr2" draw:text-style-name="P3" draw:layer="layout" svg:width="16.648cm" svg:height="0.016cm" svg:x="2.557cm" svg:y="8.951cm" svg:viewBox="0 0 16649 17" draw:points="0,17 16649,17 16649,0 0,0">
          <text:p/>
        </draw:polygon>
        <draw:polygon draw:style-name="gr2" draw:text-style-name="P3" draw:layer="layout" svg:width="0.017cm" svg:height="0.016cm" svg:x="19.205cm" svg:y="8.951cm" svg:viewBox="0 0 18 17" draw:points="0,17 18,17 18,0 0,0">
          <text:p/>
        </draw:polygon>
        <draw:polygon draw:style-name="gr2" draw:text-style-name="P3" draw:layer="layout" svg:width="0.017cm" svg:height="3.48cm" svg:x="2.54cm" svg:y="8.967cm" svg:viewBox="0 0 18 3481" draw:points="0,3481 18,3481 18,0 0,0">
          <text:p/>
        </draw:polygon>
        <draw:polygon draw:style-name="gr2" draw:text-style-name="P3" draw:layer="layout" svg:width="0.017cm" svg:height="3.48cm" svg:x="19.205cm" svg:y="8.967cm" svg:viewBox="0 0 18 3481" draw:points="0,3481 18,3481 18,0 0,0">
          <text:p/>
        </draw:polygon>
        <draw:frame draw:style-name="gr1" draw:text-style-name="P2" draw:layer="layout" svg:width="6.077cm" svg:height="0.446cm" svg:x="2.808cm" svg:y="11.941cm">
          <draw:text-box>
            <text:p text:style-name="P1"><text:span text:style-name="T1">bir koda maruz kalmıştır. </text:span></text:p>
          </draw:text-box>
        </draw:frame>
        <draw:frame draw:style-name="gr1" draw:text-style-name="P2" draw:layer="layout" svg:width="13.087cm" svg:height="0.446cm" svg:x="2.808cm" svg:y="12.542cm">
          <draw:text-box>
            <text:p text:style-name="P1"><text:span text:style-name="T3">Beyaz Şapkalı Bilgisayar Korsanı</text:span><text:span text:style-name="T1">: Bilgisayar korsanlığı </text:span></text:p>
          </draw:text-box>
        </draw:frame>
        <draw:frame draw:style-name="gr1" draw:text-style-name="P2" draw:layer="layout" svg:width="14.958cm" svg:height="0.446cm" svg:x="2.808cm" svg:y="13.122cm">
          <draw:text-box>
            <text:p text:style-name="P1"><text:span text:style-name="T1">yeteneklerini etik bir amaçla kullanan bir kişidir. Buna karşı, </text:span></text:p>
          </draw:text-box>
        </draw:frame>
        <draw:frame draw:style-name="gr1" draw:text-style-name="P2" draw:layer="layout" svg:width="15.894cm" svg:height="0.446cm" svg:x="2.808cm" svg:y="13.702cm">
          <draw:text-box>
            <text:p text:style-name="P1"><text:span text:style-name="T1">"siyah şapkalı" bilgisayar korsanı ise tipik olarak kötü amaçlıdır. </text:span></text:p>
          </draw:text-box>
        </draw:frame>
        <draw:frame draw:style-name="gr1" draw:text-style-name="P2" draw:layer="layout" svg:width="15.894cm" svg:height="0.446cm" svg:x="2.808cm" svg:y="14.282cm">
          <draw:text-box>
            <text:p text:style-name="P1"><text:span text:style-name="T1">İşletmeler, siber güvenlik yeteneklerini test etmek için genellikle </text:span></text:p>
          </draw:text-box>
        </draw:frame>
        <draw:polygon draw:style-name="gr2" draw:text-style-name="P3" draw:layer="layout" svg:width="0.017cm" svg:height="0.017cm" svg:x="2.54cm" svg:y="12.447cm" svg:viewBox="0 0 18 18" draw:points="0,18 18,18 18,0 0,0">
          <text:p/>
        </draw:polygon>
        <draw:polygon draw:style-name="gr2" draw:text-style-name="P3" draw:layer="layout" svg:width="16.648cm" svg:height="0.017cm" svg:x="2.557cm" svg:y="12.447cm" svg:viewBox="0 0 16649 18" draw:points="0,18 16649,18 16649,0 0,0">
          <text:p/>
        </draw:polygon>
        <draw:polygon draw:style-name="gr2" draw:text-style-name="P3" draw:layer="layout" svg:width="0.017cm" svg:height="0.017cm" svg:x="19.205cm" svg:y="12.447cm" svg:viewBox="0 0 18 18" draw:points="0,18 18,18 18,0 0,0">
          <text:p/>
        </draw:polygon>
        <draw:polygon draw:style-name="gr2" draw:text-style-name="P3" draw:layer="layout" svg:width="0.017cm" svg:height="2.905cm" svg:x="2.54cm" svg:y="12.464cm" svg:viewBox="0 0 18 2906" draw:points="0,2906 18,2906 18,0 0,0">
          <text:p/>
        </draw:polygon>
        <draw:polygon draw:style-name="gr2" draw:text-style-name="P3" draw:layer="layout" svg:width="0.017cm" svg:height="2.905cm" svg:x="19.205cm" svg:y="12.464cm" svg:viewBox="0 0 18 2906" draw:points="0,2906 18,2906 18,0 0,0">
          <text:p/>
        </draw:polygon>
        <draw:frame draw:style-name="gr1" draw:text-style-name="P2" draw:layer="layout" svg:width="10.75cm" svg:height="0.446cm" svg:x="2.808cm" svg:y="14.863cm">
          <draw:text-box>
            <text:p text:style-name="P1"><text:span text:style-name="T1">beyaz şapkalı bilgisayar korsanları işe alır. </text:span></text:p>
          </draw:text-box>
        </draw:frame>
        <draw:frame draw:style-name="gr1" draw:text-style-name="P2" draw:layer="layout" svg:width="13.553cm" svg:height="0.446cm" svg:x="2.808cm" svg:y="15.46cm">
          <draw:text-box>
            <text:p text:style-name="P1"><text:span text:style-name="T4">Solucan</text:span><text:span text:style-name="T1">: Diğer bağlı bilgisayarlara bulaşmak için kendini </text:span></text:p>
          </draw:text-box>
        </draw:frame>
        <draw:frame draw:style-name="gr1" draw:text-style-name="P2" draw:layer="layout" svg:width="14.256cm" svg:height="0.446cm" svg:x="2.808cm" svg:y="16.04cm">
          <draw:text-box>
            <text:p text:style-name="P1"><text:span text:style-name="T1">çoğaltabilen bir kötü amaçlı yazılım parçasıdır. Kötü amaçlı </text:span></text:p>
          </draw:text-box>
        </draw:frame>
        <draw:frame draw:style-name="gr1" draw:text-style-name="P2" draw:layer="layout" svg:width="14.256cm" svg:height="0.446cm" svg:x="2.808cm" svg:y="16.62cm">
          <draw:text-box>
            <text:p text:style-name="P1"><text:span text:style-name="T1">yazılımlar, istismar etmek ve yayılmak için bir ağdaki zayıf </text:span></text:p>
          </draw:text-box>
        </draw:frame>
        <draw:polygon draw:style-name="gr2" draw:text-style-name="P3" draw:layer="layout" svg:width="0.017cm" svg:height="0.017cm" svg:x="2.54cm" svg:y="15.369cm" svg:viewBox="0 0 18 18" draw:points="0,18 18,18 18,0 0,0">
          <text:p/>
        </draw:polygon>
        <draw:polygon draw:style-name="gr2" draw:text-style-name="P3" draw:layer="layout" svg:width="16.648cm" svg:height="0.017cm" svg:x="2.557cm" svg:y="15.369cm" svg:viewBox="0 0 16649 18" draw:points="0,18 16649,18 16649,0 0,0">
          <text:p/>
        </draw:polygon>
        <draw:polygon draw:style-name="gr2" draw:text-style-name="P3" draw:layer="layout" svg:width="0.017cm" svg:height="0.017cm" svg:x="19.205cm" svg:y="15.369cm" svg:viewBox="0 0 18 18" draw:points="0,18 18,18 18,0 0,0">
          <text:p/>
        </draw:polygon>
        <draw:polygon draw:style-name="gr2" draw:text-style-name="P3" draw:layer="layout" svg:width="0.017cm" svg:height="2.32cm" svg:x="2.54cm" svg:y="15.386cm" svg:viewBox="0 0 18 2321" draw:points="0,2321 18,2321 18,0 0,0">
          <text:p/>
        </draw:polygon>
        <draw:polygon draw:style-name="gr2" draw:text-style-name="P3" draw:layer="layout" svg:width="0.017cm" svg:height="2.32cm" svg:x="19.205cm" svg:y="15.386cm" svg:viewBox="0 0 18 2321" draw:points="0,2321 18,2321 18,0 0,0">
          <text:p/>
        </draw:polygon>
        <draw:frame draw:style-name="gr1" draw:text-style-name="P2" draw:layer="layout" svg:width="7.245cm" svg:height="0.446cm" svg:x="2.808cm" svg:y="17.2cm">
          <draw:text-box>
            <text:p text:style-name="P1"><text:span text:style-name="T2">sistemleri aktif olarak avlar. </text:span></text:p>
          </draw:text-box>
        </draw:frame>
        <draw:frame draw:style-name="gr1" draw:text-style-name="P2" draw:layer="layout" svg:width="14.255cm" svg:height="0.446cm" svg:x="2.808cm" svg:y="17.797cm">
          <draw:text-box>
            <text:p text:style-name="P1"><text:span text:style-name="T3">Sıfır Gün (Saldırısı)</text:span><text:span text:style-name="T1">: Belirli bir tür yazılım istismarıdır, </text:span></text:p>
          </draw:text-box>
        </draw:frame>
        <draw:frame draw:style-name="gr1" draw:text-style-name="P2" draw:layer="layout" svg:width="16.127cm" svg:height="0.446cm" svg:x="2.808cm" svg:y="18.377cm">
          <draw:text-box>
            <text:p text:style-name="P1"><text:span text:style-name="T1">genellikle kötü amaçlı yazılımdır. Sıfır gün istismarını özgün kılan </text:span></text:p>
          </draw:text-box>
        </draw:frame>
        <draw:frame draw:style-name="gr1" draw:text-style-name="P2" draw:layer="layout" svg:width="12.622cm" svg:height="0.446cm" svg:x="2.808cm" svg:y="18.957cm">
          <draw:text-box>
            <text:p text:style-name="P1"><text:span text:style-name="T1">özellik, halk ya da yazılım satıcı firması tarafından </text:span></text:p>
          </draw:text-box>
        </draw:frame>
        <draw:frame draw:style-name="gr1" draw:text-style-name="P2" draw:layer="layout" svg:width="15.894cm" svg:height="0.446cm" svg:x="2.808cm" svg:y="19.537cm">
          <draw:text-box>
            <text:p text:style-name="P1"><text:span text:style-name="T1">bilinmemesidir. Bir başka deyişle, güvenlik açığından haberdar olan </text:span></text:p>
          </draw:text-box>
        </draw:frame>
        <draw:frame draw:style-name="gr1" draw:text-style-name="P2" draw:layer="layout" svg:width="15.894cm" svg:height="0.446cm" svg:x="2.808cm" svg:y="20.117cm">
          <draw:text-box>
            <text:p text:style-name="P1"><text:span text:style-name="T1">az sayıda insan olduğundan, kendilerini bunun kullanımından korumak </text:span></text:p>
          </draw:text-box>
        </draw:frame>
        <draw:polygon draw:style-name="gr2" draw:text-style-name="P3" draw:layer="layout" svg:width="0.017cm" svg:height="0.017cm" svg:x="2.54cm" svg:y="17.706cm" svg:viewBox="0 0 18 18" draw:points="0,18 18,18 18,0 0,0">
          <text:p/>
        </draw:polygon>
        <draw:polygon draw:style-name="gr2" draw:text-style-name="P3" draw:layer="layout" svg:width="16.648cm" svg:height="0.017cm" svg:x="2.557cm" svg:y="17.706cm" svg:viewBox="0 0 16649 18" draw:points="0,18 16649,18 16649,0 0,0">
          <text:p/>
        </draw:polygon>
        <draw:polygon draw:style-name="gr2" draw:text-style-name="P3" draw:layer="layout" svg:width="0.017cm" svg:height="0.017cm" svg:x="19.205cm" svg:y="17.706cm" svg:viewBox="0 0 18 18" draw:points="0,18 18,18 18,0 0,0">
          <text:p/>
        </draw:polygon>
        <draw:polygon draw:style-name="gr2" draw:text-style-name="P3" draw:layer="layout" svg:width="0.017cm" svg:height="3.485cm" svg:x="2.54cm" svg:y="17.723cm" svg:viewBox="0 0 18 3486" draw:points="0,3486 18,3486 18,0 0,0">
          <text:p/>
        </draw:polygon>
        <draw:polygon draw:style-name="gr2" draw:text-style-name="P3" draw:layer="layout" svg:width="0.017cm" svg:height="0.017cm" svg:x="2.54cm" svg:y="21.208cm" svg:viewBox="0 0 18 18" draw:points="0,18 18,18 18,0 0,0">
          <text:p/>
        </draw:polygon>
        <draw:polygon draw:style-name="gr2" draw:text-style-name="P3" draw:layer="layout" svg:width="0.017cm" svg:height="0.017cm" svg:x="2.54cm" svg:y="21.208cm" svg:viewBox="0 0 18 18" draw:points="0,18 18,18 18,0 0,0">
          <text:p/>
        </draw:polygon>
        <draw:polygon draw:style-name="gr2" draw:text-style-name="P3" draw:layer="layout" svg:width="16.648cm" svg:height="0.017cm" svg:x="2.557cm" svg:y="21.208cm" svg:viewBox="0 0 16649 18" draw:points="0,18 16649,18 16649,0 0,0">
          <text:p/>
        </draw:polygon>
        <draw:polygon draw:style-name="gr2" draw:text-style-name="P3" draw:layer="layout" svg:width="0.017cm" svg:height="3.485cm" svg:x="19.205cm" svg:y="17.723cm" svg:viewBox="0 0 18 3486" draw:points="0,3486 18,3486 18,0 0,0">
          <text:p/>
        </draw:polygon>
        <draw:polygon draw:style-name="gr2" draw:text-style-name="P3" draw:layer="layout" svg:width="0.017cm" svg:height="0.017cm" svg:x="19.205cm" svg:y="21.208cm" svg:viewBox="0 0 18 18" draw:points="0,18 18,18 18,0 0,0">
          <text:p/>
        </draw:polygon>
        <draw:polygon draw:style-name="gr2" draw:text-style-name="P3" draw:layer="layout" svg:width="0.017cm" svg:height="0.017cm" svg:x="19.205cm" svg:y="21.208cm" svg:viewBox="0 0 18 18" draw:points="0,18 18,18 18,0 0,0">
          <text:p/>
        </draw:polygon>
        <draw:frame draw:style-name="gr1" draw:text-style-name="P2" draw:layer="layout" svg:width="7.004cm" svg:height="0.446cm" svg:x="2.808cm" svg:y="20.698cm">
          <draw:text-box>
            <text:p text:style-name="P1"><text:span text:style-name="T2">için </text:span><text:span text:style-name="T5">"</text:span><text:span text:style-name="T1">sıfır günleri</text:span><text:span text:style-name="T5">" </text:span><text:span text:style-name="T2">bulunur. </text:span></text:p>
          </draw:text-box>
        </draw:frame>
        <draw:frame draw:style-name="gr1" draw:text-style-name="P2" draw:layer="layout" svg:width="0.388cm" svg:height="0.446cm" svg:x="2.541cm" svg:y="21.299cm">
          <draw:text-box>
            <text:p text:style-name="P1"><text:span text:style-name="T2"><text:s/></text:span></text:p>
          </draw:text-box>
        </draw:frame>
      </draw:page>
      <draw:page draw:name="page5" draw:style-name="dp1" draw:master-page-name="master-page3">
        <draw:frame draw:style-name="gr3" draw:text-style-name="P6" draw:layer="layout" svg:width="18.09cm" svg:height="22.25cm" svg:x="2.5cm" svg:y="2.75cm">
          <draw:text-box>
            <text:p text:style-name="P4"><text:a xlink:href="https://bundles.yourlearning.ibm.com/skills/learn/#c-000101" xlink:type="simple">Sosyal mühendislik saldırıları</text:a></text:p>
            <text:p text:style-name="P5">Sosyal mühendislik saldırıları, parola veritabanları çalınarak yasal kullanıcı parolalarının elde edilmesi amacıyla kullanılabilir. Sosyal mühendislik saldırısı yöntemleri arasında kimlik avı dolandırıcılığı, su kaynağı saldırıları (watering holes) ve Truva atları yer alır.</text:p>
            <text:p text:style-name="P5"><text:a xlink:href="https://bundles.yourlearning.ibm.com/skills/learn/#c-000102" xlink:type="simple">Sistem ihlalleri ve kötü amaçlı yazılım bulaşmaları</text:a></text:p>
            <text:p text:style-name="P5">Programlama kodundaki "hatalar", saldırganların bir sistemi ihlal etmesi ve "ele geçirmesi" için fırsatlar sunar. Varsayılan parolalar ve açık dosya paylaşımları gibi yapılandırma hataları da önemli güvenlik sorunları yaratır. Ağ tasarımı ve protokol zayıflıkları, kötü amaçlı yazılım bulaşmaları ve ilk "kenetlenme" saldırıları için giriş noktaları yaratabilir.</text:p>
            <text:p text:style-name="P5"><text:a xlink:href="https://bundles.yourlearning.ibm.com/skills/learn/#c-000103" xlink:type="simple">Ortadaki Adam (MitM) saldırıları</text:a></text:p>
            <text:p text:style-name="P5">Ortadaki Adam (MitM) saldırıları, ağ trafiğinin arasına girilmesi, trafiğin yakalanması ve ardından serbest bırakılması için kullanılır. MitM saldırılarına yasal web sitelerinin kandırılması için İnternet alan adlarının veya mobil uygulamaların kullanılmasını ya da hassas verilerin yakalanması veya bunların "kopyalanması" için satış noktası (POS) kopyalayıcılar gibi fiziksel aygıtların kullanılmasını kapsayabilir.</text:p>
            <text:p text:style-name="P5">MitM saldırıları, kimlik avı dolandırıcılığı (phishing) ve site trafiğini yönlendirme (pharming) saldırılarının gelişmiş bir türevidir. Bir suçlu, bu saldırılarda, gizli bilgileri görüntülemek ya da işlemleri değiştirmek için bir ara web sitesi kullanır. Böylece, kullanıcılar bir web sitesinde oturum açtığında ve çalışmaya başladığında, kendileri ile web sitesi arasında gönderilip alınan tüm bilgilerin bir suçlu tarafından ele geçirildiğini fark etmez.</text:p>
            <text:p text:style-name="P5"><text:a xlink:href="https://bundles.yourlearning.ibm.com/skills/learn/#c-000104" xlink:type="simple">İnternet protokolü (IP) sahtekârlığı</text:a></text:p>
            <text:p text:style-name="P5">İnternet protokolü (IP) sahtekârlığı, erişimi bilinen IP ve ortam erişim denetimi (MAC) adresleri ile sınırlayan güvenlik sistemlerinin atlanmasını kapsar. Bu yöntemle, bir saldırgan, sistemlere erişmek için yasal bir uç noktasını taklit eder.</text:p>
            <text:p text:style-name="P5"><text:a xlink:href="https://bundles.yourlearning.ibm.com/skills/learn/#c-000105" xlink:type="simple">Sistem erişimi kimlik bilgilerinin çalınması ve istismar edilmesi</text:a></text:p>
            <text:p text:style-name="P5">Yetkisiz bir kullanıcı, yasal sistem yöneticisi kimlik bilgilerini çalarak, bir veya daha fazla sisteme erişim elde edebilir. Bu senaryoda, bir saldırgan, A Sistemi için sistem yöneticisi kimlik bilgilerini çalar ve bunları Sistem B'ye erişmek için "akışın aşağısında" kullanır. Sonuçta saldırgan, iki sistem arasındaki "güven ilişkisini" istismar edebilir.</text:p>
            <text:p text:style-name="P5"><text:a xlink:href="https://bundles.yourlearning.ibm.com/skills/learn/#c-000106" xlink:type="simple">Hizmetin Engellenmesi (DoS) saldırıları</text:a></text:p>
            <text:p text:style-name="P5">Bir saldırgan, anasistemin yasal kullanıcılara hizmet sunmasını önlemek için çok yüksek miktarda ağ trafiğini bir ağ anasistemine yönlendirebilir. Saldırganlar anasistemlerde başarıyla aşırı yüklenme yarattığında, potansiyel olarak sistem erişimini kısıtlayabilir ve diğer kullanıcılara hizmet sağlanmasını engeller. Buna Hizmetin Engellenmesi (DoS) veya Dağıtılmış Hizmetin Engellenmesi (DDoS) adı verilir.</text:p>
            <text:p text:style-name="P5"><text:a xlink:href="https://bundles.yourlearning.ibm.com/skills/learn/#c-000107" xlink:type="simple">Gelişmiş Sürekli Tehditler (APT'ler)</text:a></text:p>
            <text:p text:style-name="P5">Gelişmiş Sürekli Tehditler (APT'ler), iyi finanse edilen, yüksek beceri düzeyine sahip örgütler veya ülke devletleri tarafından yaratılır ve genellikle belirli organizasyonları hedef alır. APT'ler, görünmez ve sürekli bilgisayar korsanlığı süreçleridir. APT'ler, aylarca atıl durumda kalabilir, ancak etkinleştiklerinde tipik olarak son teknoloji ürünü istismar yöntemlerini kullanırlar.</text:p>
            <text:p text:style-name="P5"/>
          </draw:text-box>
        </draw:frame>
      </draw:page>
    </office:drawing>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IBM Plex Mono" svg:font-family="'IBM Plex Mono'"/>
    <style:font-face style:name="IBMPlexMono" svg:font-family="IBMPlexMono"/>
    <style:font-face style:name="Liberation Sans" svg:font-family="'Liberation Sans'" style:font-family-generic="roman"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Doldurulmuş"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Dolgun_20_Kırmızı" draw:display-name="Dolgun Kırmızı"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Dolgun_20_Mavi" draw:display-name="Dolgun Mavi"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Dolgun_20_Sarı" draw:display-name="Dolgun Sarı"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Dolgun_20_Yeşil" draw:display-name="Dolgun Yeşil"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Şekiller"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loext:opacity="0%" style:font-name="Liberation Serif" fo:font-size="24pt" fo:language="tr" fo:country="TR" style:font-name-asian="Segoe UI" style:font-size-asian="24pt" style:language-asian="zh" style:country-asian="CN" style:font-name-complex="Tahoma" style:font-size-complex="24pt" style:language-complex="hi" style:country-complex="IN"/>
    </style:default-style>
    <style:style style:name="standard" style:family="graphic"/>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0">
      <style:graphic-properties draw:stroke="none"/>
      <style:text-properties fo:font-size="96pt"/>
    </style:style>
    <style:style style:name="Heading_20_A0" style:display-name="Heading A0" style:family="graphic" style:parent-style-name="A0">
      <style:graphic-properties draw:stroke="none"/>
      <style:text-properties fo:font-size="71.9000015258789pt"/>
    </style:style>
    <style:style style:name="Text_20_A0" style:display-name="Text A0" style:family="graphic" style:parent-style-name="A0">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Şekiller"/>
      <style:text-properties fo:font-size="14pt" fo:font-weight="bold"/>
    </style:style>
    <style:style style:name="Filled" style:family="graphic" style:parent-style-name="Shapes">
      <style:graphic-properties draw:fill="gradient" draw:fill-gradient-name="Doldurulmuş"/>
    </style:style>
    <style:style style:name="Filled_20_Blue" style:display-name="Filled Blue" style:family="graphic" style:parent-style-name="Filled">
      <style:graphic-properties draw:fill-gradient-name="Dolgun_20_Mavi"/>
      <style:text-properties fo:color="#ffffff" loext:opacity="100%"/>
    </style:style>
    <style:style style:name="Filled_20_Green" style:display-name="Filled Green" style:family="graphic" style:parent-style-name="Filled">
      <style:graphic-properties draw:fill-gradient-name="Dolgun_20_Yeşil"/>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Dolgun_20_Kırmızı"/>
      <style:text-properties fo:color="#ffffff" loext:opacity="100%"/>
    </style:style>
    <style:style style:name="Filled_20_Yellow" style:display-name="Filled Yellow" style:family="graphic" style:parent-style-name="Filled">
      <style:graphic-properties draw:fill-gradient-name="Dolgun_20_Sarı"/>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office:styles>
  <office:automatic-styles>
    <style:page-layout style:name="PM0">
      <style:page-layout-properties fo:margin-top="2.5cm" fo:margin-bottom="1cm" fo:margin-left="2.5cm" fo:margin-right="1cm" fo:page-width="21.59cm" fo:page-height="27.94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master-page3" style:page-layout-name="PM0"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print-date>2024-06-16T19:56:53.856000000</meta:print-date>
    <meta:printed-by>PDF dosyaları</meta:printed-by>
    <dc:date>2024-06-16T19:57:00.173000000</dc:date>
    <meta:editing-duration>PT6S</meta:editing-duration>
    <meta:editing-cycles>1</meta:editing-cycles>
    <meta:document-statistic meta:object-count="360"/>
    <meta:generator>LibreOffice/24.2.4.2$Windows_X86_64 LibreOffice_project/51a6219feb6075d9a4c46691dcfe0cd9c4fff3c2</meta:generator>
  </office:meta>
</office:document-meta>
</file>